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solid" svg:stroke-color="#ffffff" draw:fill="solid" draw:fill-color="#0099ff" draw:textarea-vertical-align="middle" draw:auto-grow-height="false" fo:min-height="0.749cm" fo:min-width="0.499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draw:opacity="50%" draw:textarea-horizontal-align="justify" draw:textarea-vertical-align="middle" draw:auto-grow-height="false" draw:shadow-opacity="50%"/>
    </style:style>
    <style:style style:name="gr5" style:family="graphic" style:parent-style-name="standard">
      <style:graphic-properties draw:stroke="none" draw:textarea-horizontal-align="justify" draw:textarea-vertical-align="middle" draw:auto-grow-height="false"/>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marker-end="Arrow" draw:marker-end-width="0.3cm" draw:textarea-horizontal-align="center" draw:textarea-vertical-align="middle"/>
    </style:style>
    <style:style style:name="gr8" style:family="graphic" style:parent-style-name="standard">
      <style:graphic-properties draw:opacity="50%" draw:textarea-horizontal-align="justify" draw:textarea-vertical-align="middle" draw:auto-grow-height="false" draw:shadow-opacity="50%"/>
    </style:style>
    <style:style style:name="gr9" style:family="graphic" style:parent-style-name="standard">
      <style:graphic-properties draw:ole-draw-aspect="1" style:protect="size"/>
    </style:style>
    <style:style style:name="pr1" style:family="presentation" style:parent-style-name="Default-title">
      <style:graphic-properties fo:min-height="3.256cm"/>
    </style:style>
    <style:style style:name="pr2" style:family="presentation" style:parent-style-name="Default-notes">
      <style:graphic-properties draw:fill-color="#ffffff" draw:auto-grow-height="true" fo:min-height="12.573cm"/>
    </style:style>
    <style:style style:name="pr3" style:family="presentation" style:parent-style-name="Default-outline1">
      <style:graphic-properties fo:min-height="13.609cm"/>
    </style:style>
    <style:style style:name="pr4" style:family="presentation" style:parent-style-name="Default-notes">
      <style:graphic-properties draw:fill-color="#ffffff" fo:min-height="12.322cm"/>
    </style:style>
    <style:style style:name="pr5" style:family="presentation" style:parent-style-name="Default-subtitle">
      <style:graphic-properties draw:fill-color="#ffffff" fo:min-height="17.685cm"/>
    </style:style>
    <style:style style:name="pr6" style:family="presentation" style:parent-style-name="Default-title">
      <style:graphic-properties draw:auto-grow-height="true" fo:min-height="3.507cm"/>
    </style:style>
    <style:style style:name="P1" style:family="paragraph">
      <style:paragraph-properties fo:text-align="center"/>
    </style:style>
    <style:style style:name="P2" style:family="paragraph">
      <style:paragraph-properties fo:text-align="center"/>
      <style:text-properties fo:font-size="23pt" style:font-size-asian="23pt" style:font-size-complex="23pt"/>
    </style:style>
    <style:style style:name="P3" style:family="paragraph">
      <style:text-properties fo:font-size="28pt" style:font-size-asian="28pt" style:font-size-complex="28pt"/>
    </style:style>
    <style:style style:name="P4" style:family="paragraph">
      <style:text-properties fo:font-size="23pt" style:font-size-asian="23pt" style:font-size-complex="23pt"/>
    </style:style>
    <style:style style:name="P5" style:family="paragraph">
      <style:text-properties fo:font-family="'Courier 10 Pitch'" style:font-pitch="fixed"/>
    </style:style>
    <style:style style:name="T1" style:family="text">
      <style:text-properties fo:font-size="23pt" style:font-size-asian="23pt" style:font-size-complex="23pt"/>
    </style:style>
    <style:style style:name="T2" style:family="text">
      <style:text-properties fo:font-size="28pt" style:font-size-asian="28pt" style:font-size-complex="28pt"/>
    </style:style>
    <style:style style:name="T3" style:family="text">
      <style:text-properties fo:font-family="'Courier 10 Pitch'" style:font-pitch="fixed"/>
    </style:style>
    <style:style style:name="T4" style:family="text">
      <style:text-properties style:text-position="super 58%"/>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draw:frame presentation:style-name="pr1" draw:layer="layout" svg:width="25.199cm" svg:height="3.256cm" svg:x="-3.148cm" svg:y="11.752cm" presentation:class="title" presentation:user-transformed="true">
          <draw:text-box>
            <text:p>Problem solution (1)</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3cm" svg:x="2.159cm" svg:y="13.271cm" presentation:class="notes" presentation:placeholder="true">
            <draw:text-box/>
          </draw:frame>
        </presentation:notes>
      </draw:page>
      <draw:page draw:name="page2" draw:style-name="dp1" draw:master-page-name="Default" presentation:presentation-page-layout-name="AL1T19">
        <draw:frame presentation:style-name="pr1" draw:layer="layout" svg:width="25.199cm" svg:height="3.256cm" svg:x="1.401cm" svg:y="0.963cm" presentation:class="title" presentation:user-transformed="true">
          <draw:text-box>
            <text:p>Agenda</text:p>
          </draw:text-box>
        </draw:frame>
        <draw:frame presentation:style-name="pr3" draw:layer="layout" svg:width="12.296cm" svg:height="13.859cm" svg:x="1.401cm" svg:y="4.915cm" presentation:class="outline" presentation:user-transformed="true">
          <draw:text-box>
            <text:list text:style-name="L2">
              <text:list-header>
                <text:p>Brief re-cap</text:p>
                <text:p/>
                <text:p/>
                <text:p/>
                <text:p>Nearest Neighbor</text:p>
              </text:list-header>
            </text:list>
          </draw:text-box>
        </draw:frame>
        <draw:frame presentation:style-name="pr3" draw:layer="layout" svg:width="12.296cm" svg:height="13.859cm" svg:x="14.312cm" svg:y="4.915cm" presentation:class="outline" presentation:user-transformed="true">
          <draw:text-box>
            <text:list text:style-name="L2">
              <text:list-header>
                <text:p>Decision Trees</text:p>
                <text:p/>
                <text:p/>
                <text:p/>
                <text:p>Naïve Bayes</text:p>
              </text:list-header>
            </text:list>
          </draw:text-box>
        </draw:frame>
        <presentation:notes draw:style-name="dp2">
          <draw:page-thumbnail draw:style-name="gr1" draw:layer="layout" svg:width="13.968cm" svg:height="10.476cm" svg:x="3.81cm" svg:y="2.123cm" draw:page-number="2" presentation:class="page"/>
          <draw:frame presentation:style-name="pr4" draw:layer="layout" svg:width="17.271cm" svg:height="12.322cm" svg:x="2.159cm" svg:y="13.271cm" presentation:class="notes" presentation:placeholder="true">
            <draw:text-box/>
          </draw:frame>
        </presentation:notes>
      </draw:page>
      <draw:page draw:name="page3" draw:style-name="dp1" draw:master-page-name="Default" presentation:presentation-page-layout-name="AL1T19">
        <draw:custom-shape draw:style-name="gr2" draw:text-style-name="P2" draw:layer="layout" svg:width="8.96cm" svg:height="5.078cm" svg:x="18.265cm" svg:y="2.079cm">
          <text:p text:style-name="P1"><text:span text:style-name="T1">Data</text:span></text:p>
          <text:p text:style-name="P1"><text:span text:style-name="T1">Preparation</text:span></text:p>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2" draw:text-style-name="P2" draw:layer="layout" svg:width="8.96cm" svg:height="5.078cm" svg:x="18.265cm" svg:y="5.879cm">
          <text:p text:style-name="P1"><text:span text:style-name="T1">Problem</text:span></text:p>
          <text:p text:style-name="P1"><text:span text:style-name="T1">Definition</text:span></text:p>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2" draw:text-style-name="P2" draw:layer="layout" svg:width="8.96cm" svg:height="5.078cm" svg:x="18.267cm" svg:y="9.679cm">
          <text:p text:style-name="P1"><text:span text:style-name="T1">Problem</text:span></text:p>
          <text:p text:style-name="P1"><text:span text:style-name="T1">Solution</text:span></text:p>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2" draw:text-style-name="P2" draw:layer="layout" svg:width="8.96cm" svg:height="5.078cm" svg:x="18.267cm" svg:y="13.479cm">
          <text:p text:style-name="P1"><text:span text:style-name="T1">Application</text:span></text:p>
          <text:p text:style-name="P1"><text:span text:style-name="T1">of solution</text:span></text:p>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frame draw:style-name="gr3" draw:layer="layout" svg:width="9.079cm" svg:height="2.384cm" svg:x="2.221cm" svg:y="2.732cm">
          <draw:text-box>
            <text:p>Data selection, aggregation</text:p>
            <text:p>Data integration and cleansing</text:p>
            <text:p>Feature extraction</text:p>
          </draw:text-box>
        </draw:frame>
        <draw:frame draw:style-name="gr3" draw:layer="layout" svg:width="12.152cm" svg:height="2.384cm" svg:x="2.418cm" svg:y="6.898cm">
          <draw:text-box>
            <text:p>Define the objective</text:p>
            <text:p>Define your performance criteria</text:p>
            <text:p>Define the model space and assumptions</text:p>
          </draw:text-box>
        </draw:frame>
        <draw:frame draw:style-name="gr3" draw:layer="layout" svg:width="10.065cm" svg:height="1.673cm" svg:x="2.404cm" svg:y="11.31cm">
          <draw:text-box>
            <text:p>Identify and implement the correct</text:p>
            <text:p>algorithm for your problem.</text:p>
          </draw:text-box>
        </draw:frame>
        <draw:frame draw:style-name="gr3" draw:layer="layout" svg:width="12.927cm" svg:height="2.384cm" svg:x="2.361cm" svg:y="14.51cm">
          <draw:text-box>
            <text:p>Train and tune the model</text:p>
            <text:p>Evaluate model performance on known data</text:p>
            <text:p>Use the model for prediction on new data</text:p>
          </draw:text-box>
        </draw:frame>
        <draw:custom-shape draw:style-name="gr4" draw:text-style-name="P1" draw:layer="layout" svg:width="26.203cm" svg:height="10.315cm" svg:x="0.983cm" svg:y="10.212cm">
          <text:p/>
          <draw:enhanced-geometry svg:viewBox="0 0 21600 21600" draw:type="rectangle" draw:enhanced-path="M 0 0 L 21600 0 21600 21600 0 21600 0 0 Z N"/>
        </draw:custom-shape>
        <draw:frame draw:style-name="gr3" draw:layer="layout" svg:width="1.277cm" svg:height="0.962cm" svg:x="26.589cm" svg:y="20.015cm">
          <draw:text-box>
            <text:p>(2)</text:p>
          </draw:text-box>
        </draw:frame>
        <draw:custom-shape draw:style-name="gr4" draw:text-style-name="P1" draw:layer="layout" svg:width="26.203cm" svg:height="4.959cm" svg:x="0.984cm" svg:y="0.912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3" presentation:class="page"/>
          <draw:frame presentation:style-name="pr4" draw:layer="layout" svg:width="17.271cm" svg:height="12.322cm" svg:x="2.159cm" svg:y="13.271cm" presentation:class="notes">
            <draw:text-box>
              <text:p>Different learning problems defined by input, output and available training data </text:p>
              <text:p>Ranging from classification over clustering and collab filtering to ranking search results</text:p>
              <text:p>Definition of hypothesis and version space</text:p>
              <text:p>Learning as search</text:p>
              <text:p>Learning as optimization problem</text:p>
            </draw:text-box>
          </draw:frame>
        </presentation:notes>
      </draw:page>
      <draw:page draw:name="page4" draw:style-name="dp1" draw:master-page-name="Default" presentation:presentation-page-layout-name="AL1T19">
        <draw:custom-shape draw:style-name="gr2" draw:text-style-name="P2" draw:layer="layout" svg:width="8.96cm" svg:height="5.078cm" svg:x="18.265cm" svg:y="2.079cm">
          <text:p text:style-name="P1"><text:span text:style-name="T1">Data</text:span></text:p>
          <text:p text:style-name="P1"><text:span text:style-name="T1">Preparation</text:span></text:p>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2" draw:text-style-name="P2" draw:layer="layout" svg:width="8.96cm" svg:height="5.078cm" svg:x="18.265cm" svg:y="5.879cm">
          <text:p text:style-name="P1"><text:span text:style-name="T1">Problem</text:span></text:p>
          <text:p text:style-name="P1"><text:span text:style-name="T1">Definition</text:span></text:p>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2" draw:text-style-name="P2" draw:layer="layout" svg:width="8.96cm" svg:height="5.078cm" svg:x="18.267cm" svg:y="9.679cm">
          <text:p text:style-name="P1"><text:span text:style-name="T1">Problem</text:span></text:p>
          <text:p text:style-name="P1"><text:span text:style-name="T1">Solution</text:span></text:p>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2" draw:text-style-name="P2" draw:layer="layout" svg:width="8.96cm" svg:height="5.078cm" svg:x="18.267cm" svg:y="13.479cm">
          <text:p text:style-name="P1"><text:span text:style-name="T1">Application</text:span></text:p>
          <text:p text:style-name="P1"><text:span text:style-name="T1">of solution</text:span></text:p>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frame draw:style-name="gr3" draw:layer="layout" svg:width="9.079cm" svg:height="2.384cm" svg:x="2.221cm" svg:y="2.732cm">
          <draw:text-box>
            <text:p>Data selection, aggregation</text:p>
            <text:p>Data integration and cleansing</text:p>
            <text:p>Feature extraction</text:p>
          </draw:text-box>
        </draw:frame>
        <draw:frame draw:style-name="gr3" draw:layer="layout" svg:width="12.152cm" svg:height="2.384cm" svg:x="2.418cm" svg:y="6.898cm">
          <draw:text-box>
            <text:p>Define the objective</text:p>
            <text:p>Define your performance criteria</text:p>
            <text:p>Define the model space and assumptions</text:p>
          </draw:text-box>
        </draw:frame>
        <draw:frame draw:style-name="gr3" draw:layer="layout" svg:width="10.065cm" svg:height="1.673cm" svg:x="2.404cm" svg:y="11.31cm">
          <draw:text-box>
            <text:p>Identify and implement the correct</text:p>
            <text:p>algorithm for your problem.</text:p>
          </draw:text-box>
        </draw:frame>
        <draw:frame draw:style-name="gr3" draw:layer="layout" svg:width="12.927cm" svg:height="2.384cm" svg:x="2.361cm" svg:y="14.51cm">
          <draw:text-box>
            <text:p>Train and tune the model</text:p>
            <text:p>Evaluate model performance on known data</text:p>
            <text:p>Use the model for prediction on new data</text:p>
          </draw:text-box>
        </draw:frame>
        <draw:custom-shape draw:style-name="gr4" draw:text-style-name="P1" draw:layer="layout" svg:width="26.203cm" svg:height="6.678cm" svg:x="0.983cm" svg:y="13.849cm">
          <text:p/>
          <draw:enhanced-geometry svg:viewBox="0 0 21600 21600" draw:type="rectangle" draw:enhanced-path="M 0 0 L 21600 0 21600 21600 0 21600 0 0 Z N"/>
        </draw:custom-shape>
        <draw:frame draw:style-name="gr3" draw:layer="layout" svg:width="1.277cm" svg:height="0.962cm" svg:x="26.589cm" svg:y="20.015cm">
          <draw:text-box>
            <text:p>(2)</text:p>
          </draw:text-box>
        </draw:frame>
        <draw:custom-shape draw:style-name="gr4" draw:text-style-name="P1" draw:layer="layout" svg:width="26.203cm" svg:height="9.134cm" svg:x="0.984cm" svg:y="0.912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 presentation:class="page"/>
          <draw:frame presentation:style-name="pr4" draw:layer="layout" svg:width="17.271cm" svg:height="12.322cm" svg:x="2.159cm" svg:y="13.271cm" presentation:class="notes">
            <draw:text-box>
              <text:p>Take a closer look at classification</text:p>
              <text:p>First session on that</text:p>
              <text:p>Concentrate on simple algorithms</text:p>
            </draw:text-box>
          </draw:frame>
        </presentation:notes>
      </draw:page>
      <draw:page draw:name="page5" draw:style-name="dp1" draw:master-page-name="Default" presentation:presentation-page-layout-name="AL1T19">
        <draw:frame presentation:style-name="pr1" draw:layer="layout" svg:width="25.199cm" svg:height="3.256cm" svg:x="-1.411cm" svg:y="12.993cm" presentation:class="title" presentation:user-transformed="true">
          <draw:text-box>
            <text:p>Supervised classification</text:p>
          </draw:text-box>
        </draw:frame>
        <presentation:notes draw:style-name="dp2">
          <draw:page-thumbnail draw:style-name="gr1" draw:layer="layout" svg:width="13.968cm" svg:height="10.476cm" svg:x="3.81cm" svg:y="2.123cm" draw:page-number="5" presentation:class="page"/>
          <draw:frame presentation:style-name="pr4" draw:layer="layout" svg:width="17.271cm" svg:height="12.322cm" svg:x="2.159cm" svg:y="13.271cm" presentation:class="notes" presentation:placeholder="true">
            <draw:text-box/>
          </draw:frame>
        </presentation:notes>
      </draw:page>
      <draw:page draw:name="page6" draw:style-name="dp1" draw:master-page-name="Default" presentation:presentation-page-layout-name="AL1T19">
        <draw:custom-shape draw:style-name="gr5" draw:text-style-name="P1" draw:layer="layout" svg:width="4.754cm" svg:height="19.802cm" svg:x="0.994cm" svg:y="0.62cm">
          <text:p/>
          <draw:enhanced-geometry svg:viewBox="0 0 21600 21600" draw:type="rectangle" draw:enhanced-path="M 0 0 L 21600 0 21600 21600 0 21600 0 0 Z N"/>
        </draw:custom-shape>
        <draw:frame draw:style-name="gr3" draw:text-style-name="P3" draw:layer="layout" svg:width="3.63cm" svg:height="1.352cm" svg:x="1.49cm" svg:y="2.604cm">
          <draw:text-box>
            <text:p><text:span text:style-name="T2">Given: </text:span></text:p>
          </draw:text-box>
        </draw:frame>
        <draw:frame draw:style-name="gr3" draw:text-style-name="P3" draw:layer="layout" svg:width="3.249cm" svg:height="1.352cm" svg:x="1.491cm" svg:y="7.204cm">
          <draw:text-box>
            <text:p><text:span text:style-name="T2">Input: </text:span></text:p>
          </draw:text-box>
        </draw:frame>
        <draw:frame draw:style-name="gr3" draw:text-style-name="P3" draw:layer="layout" svg:width="4.016cm" svg:height="1.352cm" svg:x="1.491cm" svg:y="11.804cm">
          <draw:text-box>
            <text:p><text:span text:style-name="T2">Output: </text:span></text:p>
          </draw:text-box>
        </draw:frame>
        <draw:frame draw:style-name="gr3" draw:text-style-name="P4" draw:layer="layout" svg:width="18.413cm" svg:height="2.063cm" svg:x="7.36cm" svg:y="2.376cm">
          <draw:text-box>
            <text:p><text:span text:style-name="T1">Training data with known target attributes (labeled</text:span></text:p>
            <text:p><text:span text:style-name="T1">training data).</text:span></text:p>
          </draw:text-box>
        </draw:frame>
        <draw:frame draw:style-name="gr3" draw:text-style-name="P4" draw:layer="layout" svg:width="11.5cm" svg:height="1.157cm" svg:x="7.36cm" svg:y="7.568cm">
          <draw:text-box>
            <text:p><text:span text:style-name="T1">Instance is vector of attributes.</text:span></text:p>
          </draw:text-box>
        </draw:frame>
        <draw:frame draw:style-name="gr3" draw:text-style-name="P4" draw:layer="layout" svg:width="13.981cm" svg:height="1.157cm" svg:x="7.36cm" svg:y="11.902cm">
          <draw:text-box>
            <text:p><text:span text:style-name="T1">Goal is assignment of target attribute.</text:span></text:p>
          </draw:text-box>
        </draw:frame>
        <presentation:notes draw:style-name="dp2">
          <draw:page-thumbnail draw:style-name="gr1" draw:layer="layout" svg:width="13.968cm" svg:height="10.476cm" svg:x="3.81cm" svg:y="2.123cm" draw:page-number="6" presentation:class="page"/>
          <draw:frame presentation:style-name="pr4" draw:layer="layout" svg:width="17.271cm" svg:height="12.322cm" svg:x="2.159cm" svg:y="13.271cm" presentation:class="notes">
            <draw:text-box>
              <text:p>Unterschiedliche Herangehensweise:</text:p>
              <text:p/>
              <text:p>Ganz ohne Lernmodell aus den Daten schätzen – kNN</text:p>
              <text:p/>
              <text:p>Mit discriminativen Modell Trennebenen aus den Daten schätzen – Perceptron, Neuronale Netze, SVM, LogReg</text:p>
              <text:p/>
              <text:p>Lineares Modell vs. Nicht-Lineares Modell</text:p>
              <text:p/>
              <text:p>Generatives Modell lernen, dass die Daten erklären kann, aus dem könnte man dann auch weitere Datenpunkte generieren.</text:p>
            </draw:text-box>
          </draw:frame>
        </presentation:notes>
      </draw:page>
      <draw:page draw:name="page7" draw:style-name="dp1" draw:master-page-name="Default" presentation:presentation-page-layout-name="AL1T19">
        <draw:frame presentation:style-name="pr5" draw:layer="layout" svg:width="25.199cm" svg:height="17.685cm" svg:x="1.4cm" svg:y="0.962cm" presentation:class="subtitle">
          <draw:text-box>
            <text:p>Nearest Neighbor</text:p>
          </draw:text-box>
        </draw:frame>
        <presentation:notes draw:style-name="dp2">
          <draw:page-thumbnail draw:style-name="gr1" draw:layer="layout" svg:width="13.968cm" svg:height="10.476cm" svg:x="3.81cm" svg:y="2.123cm" draw:page-number="7" presentation:class="page"/>
          <draw:frame presentation:style-name="pr4" draw:layer="layout" svg:width="17.271cm" svg:height="12.322cm" svg:x="2.159cm" svg:y="13.271cm" presentation:class="notes">
            <draw:text-box>
              <text:p>Sehr einfaches aber rechenintensives Verfahren</text:p>
            </draw:text-box>
          </draw:frame>
        </presentation:notes>
      </draw:page>
      <draw:page draw:name="page8" draw:style-name="dp1" draw:master-page-name="Default" presentation:presentation-page-layout-name="AL2T1">
        <draw:frame presentation:style-name="pr1" draw:layer="layout" svg:width="25.199cm" svg:height="3.256cm" svg:x="1.4cm" svg:y="0.962cm" presentation:class="title">
          <draw:text-box>
            <text:p>General principle</text:p>
          </draw:text-box>
        </draw:frame>
        <draw:frame presentation:style-name="pr3" draw:layer="layout" svg:width="25.199cm" svg:height="13.859cm" svg:x="1.4cm" svg:y="4.914cm" presentation:class="outline">
          <draw:text-box>
            <text:list text:style-name="L2">
              <text:list-item>
                <text:p>Class assignment is majority vote of classes of k nearest neighbors</text:p>
                <text:p/>
              </text:list-item>
              <text:list-item>
                <text:p>Large k =&gt; smooth decision boundaries</text:p>
                <text:list>
                  <text:list-item>
                    <text:p>Good generalization</text:p>
                  </text:list-item>
                  <text:list-item>
                    <text:p>May lead to more mis-classifications</text:p>
                    <text:p/>
                  </text:list-item>
                </text:list>
              </text:list-item>
              <text:list-item>
                <text:p>Small k =&gt; perfect match on training data</text:p>
                <text:list>
                  <text:list-item>
                    <text:p>Bad generalization</text:p>
                  </text:list-item>
                  <text:list-item>
                    <text:p>Decision boundary most flexible</text:p>
                  </text:list-item>
                </text:list>
              </text:list-item>
            </text:list>
          </draw:text-box>
        </draw:frame>
        <presentation:notes draw:style-name="dp2">
          <draw:page-thumbnail draw:style-name="gr1" draw:layer="layout" svg:width="13.968cm" svg:height="10.476cm" svg:x="3.81cm" svg:y="2.123cm" draw:page-number="8" presentation:class="page"/>
          <draw:frame presentation:style-name="pr4" draw:layer="layout" svg:width="17.271cm" svg:height="12.322cm" svg:x="2.159cm" svg:y="13.271cm" presentation:class="notes">
            <draw:text-box>
              <text:p>Voronoi anmalen</text:p>
              <text:p/>
              <text:p/>
            </draw:text-box>
          </draw:frame>
        </presentation:notes>
      </draw:page>
      <draw:page draw:name="page9" draw:style-name="dp1" draw:master-page-name="Default" presentation:presentation-page-layout-name="AL2T1">
        <draw:frame presentation:style-name="pr1" draw:layer="layout" svg:width="25.199cm" svg:height="3.256cm" svg:x="1.4cm" svg:y="0.962cm" presentation:class="title">
          <draw:text-box>
            <text:p>kNN – when to use</text:p>
          </draw:text-box>
        </draw:frame>
        <draw:frame presentation:style-name="pr3" draw:layer="layout" svg:width="25.199cm" svg:height="13.859cm" svg:x="1.4cm" svg:y="4.914cm" presentation:class="outline">
          <draw:text-box>
            <text:list text:style-name="L2">
              <text:list-item>
                <text:p>Data size: small to medium</text:p>
                <text:p/>
              </text:list-item>
              <text:list-item>
                <text:p>Feature number: small to medium</text:p>
                <text:p/>
              </text:list-item>
              <text:list-item>
                <text:p>Meta:</text:p>
                <text:list>
                  <text:list-item>
                    <text:p>Want to define explicit distance</text:p>
                  </text:list-item>
                  <text:list-item>
                    <text:p>Have no clue how to model the data</text:p>
                  </text:list-item>
                  <text:list-item>
                    <text:p>Training data is noisy</text:p>
                  </text:list-item>
                </text:list>
              </text:list-item>
            </text:list>
          </draw:text-box>
        </draw:frame>
        <presentation:notes draw:style-name="dp2">
          <draw:page-thumbnail draw:style-name="gr1" draw:layer="layout" svg:width="13.968cm" svg:height="10.476cm" svg:x="3.81cm" svg:y="2.123cm" draw:page-number="9" presentation:class="page"/>
          <draw:frame presentation:style-name="pr4" draw:layer="layout" svg:width="17.271cm" svg:height="12.322cm" svg:x="2.159cm" svg:y="13.271cm" presentation:class="notes">
            <draw:text-box>
              <text:p>Probleme: Klassifikation ist Suche nach k nächsten Nachbarn aus allen Trainingsdaten</text:p>
              <text:p/>
              <text:p>Je größer er Featurespace desto mehr Trainingsdaten brauche ich, damit er nicht sparse besetzt ist</text:p>
              <text:p/>
              <text:p>Keine Wichtung der Feature nach Einfluss</text:p>
              <text:p/>
              <text:p>Need explicit distance measure – usually Euclidean, need not be so</text:p>
            </draw:text-box>
          </draw:frame>
        </presentation:notes>
      </draw:page>
      <draw:page draw:name="page10" draw:style-name="dp1" draw:master-page-name="Default" presentation:presentation-page-layout-name="AL2T1">
        <draw:frame presentation:style-name="pr1" draw:layer="layout" svg:width="25.199cm" svg:height="3.256cm" svg:x="1.4cm" svg:y="2.862cm" presentation:class="title" presentation:user-transformed="true">
          <draw:text-box>
            <text:p>Inductive Bias</text:p>
          </draw:text-box>
        </draw:frame>
        <draw:frame presentation:style-name="pr3" draw:layer="layout" svg:width="25.199cm" svg:height="13.859cm" svg:x="1.4cm" svg:y="6.814cm" presentation:class="outline" presentation:user-transformed="true">
          <draw:text-box>
            <text:list text:style-name="L2">
              <text:list-item>
                <text:p>Version space = all hypothesis that are consistent with training data</text:p>
              </text:list-item>
              <text:list-item>
                <text:p>Elements in version space differ only in prediction of new examples</text:p>
              </text:list-item>
              <text:list-item>
                <text:p>Inductive bias = preference for one type of hypothesis</text:p>
              </text:list-item>
            </text:list>
          </draw:text-box>
        </draw:frame>
        <presentation:notes draw:style-name="dp2">
          <draw:page-thumbnail draw:style-name="gr1" draw:layer="layout" svg:width="13.968cm" svg:height="10.476cm" svg:x="3.81cm" svg:y="2.123cm" draw:page-number="10" presentation:class="page"/>
          <draw:frame presentation:style-name="pr4"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256cm" svg:x="1.401cm" svg:y="0.963cm" presentation:class="title" presentation:user-transformed="true">
          <draw:text-box>
            <text:p>Issues</text:p>
          </draw:text-box>
        </draw:frame>
        <draw:frame presentation:style-name="pr3" draw:layer="layout" svg:width="25.199cm" svg:height="13.859cm" svg:x="1.401cm" svg:y="4.915cm" presentation:class="outline" presentation:user-transformed="true">
          <draw:text-box>
            <text:list text:style-name="L2">
              <text:list-item>
                <text:p>Inductive Bias of kNN:</text:p>
                <text:list>
                  <text:list-item>
                    <text:p>Classification of new data point should be similar to classification of points in its neighborhood.</text:p>
                  </text:list-item>
                </text:list>
              </text:list-item>
              <text:list-item>
                <text:p>“Curse of dimensionality”</text:p>
                <text:list>
                  <text:list-item>
                    <text:p>Distance weighting: Contribution of training data point weighted by its distance to new point.</text:p>
                  </text:list-item>
                  <text:list-item>
                    <text:p>Attribute weighting: Weight attributes according to importance for classification.</text:p>
                    <text:p/>
                  </text:list-item>
                </text:list>
              </text:list-item>
            </text:list>
          </draw:text-box>
        </draw:frame>
        <presentation:notes draw:style-name="dp2">
          <draw:page-thumbnail draw:style-name="gr1" draw:layer="layout" svg:width="13.968cm" svg:height="10.476cm" svg:x="3.81cm" svg:y="2.123cm" draw:page-number="11" presentation:class="page"/>
          <draw:frame presentation:style-name="pr4"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1T19">
        <draw:frame presentation:style-name="pr5" draw:layer="layout" svg:width="25.199cm" svg:height="17.685cm" svg:x="1.4cm" svg:y="0.962cm" presentation:class="subtitle">
          <draw:text-box>
            <text:p>Decision trees</text:p>
          </draw:text-box>
        </draw:frame>
        <presentation:notes draw:style-name="dp2">
          <draw:page-thumbnail draw:style-name="gr1" draw:layer="layout" svg:width="13.968cm" svg:height="10.476cm" svg:x="3.81cm" svg:y="2.123cm" draw:page-number="12" presentation:class="page"/>
          <draw:frame presentation:style-name="pr4"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1T19">
        <draw:custom-shape draw:style-name="gr6" draw:text-style-name="P1" draw:layer="layout" svg:width="3.349cm" svg:height="3.349cm" svg:x="11.658cm" svg:y="1.6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3.349cm" svg:height="3.349cm" svg:x="16.455cm" svg:y="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3.349cm" svg:height="3.349cm" svg:x="5.773cm" svg:y="6.4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3.349cm" svg:height="3.349cm" svg:x="1.639cm" svg:y="10.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3.349cm" svg:height="3.349cm" svg:x="5.774cm" svg:y="11.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3.349cm" svg:height="3.349cm" svg:x="9.909cm" svg:y="11.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3.349cm" svg:height="3.349cm" svg:x="13.961cm" svg:y="12.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3.349cm" svg:height="3.349cm" svg:x="19.543cm" svg:y="11.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2.154cm" svg:y1="4.465cm" svg:x2="7.607cm" svg:y2="6.573cm">
          <text:p/>
        </draw:line>
        <draw:line draw:style-name="gr7" draw:text-style-name="P1" draw:layer="layout" svg:x1="14.511cm" svg:y1="4.465cm" svg:x2="18.108cm" svg:y2="6.49cm">
          <text:p/>
        </draw:line>
        <draw:line draw:style-name="gr7" draw:text-style-name="P1" draw:layer="layout" svg:x1="8.764cm" svg:y1="9.26cm" svg:x2="11.782cm" svg:y2="11.203cm">
          <text:p/>
        </draw:line>
        <draw:line draw:style-name="gr7" draw:text-style-name="P1" draw:layer="layout" svg:x1="6.325cm" svg:y1="9.219cm" svg:x2="3.225cm" svg:y2="11.038cm">
          <text:p/>
        </draw:line>
        <draw:line draw:style-name="gr7" draw:text-style-name="P1" draw:layer="layout" svg:x1="7.442cm" svg:y1="9.715cm" svg:x2="7.359cm" svg:y2="11.369cm">
          <text:p/>
        </draw:line>
        <draw:line draw:style-name="gr7" draw:text-style-name="P1" draw:layer="layout" svg:x1="16.909cm" svg:y1="9.177cm" svg:x2="15.668cm" svg:y2="12.237cm">
          <text:p/>
        </draw:line>
        <draw:line draw:style-name="gr7" draw:text-style-name="P1" draw:layer="layout" svg:x1="19.306cm" svg:y1="9.301cm" svg:x2="21.249cm" svg:y2="11.203cm">
          <text:p/>
        </draw:line>
        <presentation:notes draw:style-name="dp2">
          <draw:page-thumbnail draw:style-name="gr1" draw:layer="layout" svg:width="13.968cm" svg:height="10.476cm" svg:x="3.81cm" svg:y="2.123cm" draw:page-number="13" presentation:class="page"/>
          <draw:frame presentation:style-name="pr4" draw:layer="layout" svg:width="17.271cm" svg:height="12.322cm" svg:x="2.159cm" svg:y="13.271cm" presentation:class="notes" presentation:user-transformed="true">
            <draw:text-box>
              <text:p>Graphendarstellung von Regeln</text:p>
              <text:p/>
              <text:p>Innere Knoten: Attribute prüfen (Nominal/binär: gleich/ungleich; numerisch/ordinal: größer/kleiner)</text:p>
              <text:p/>
              <text:p>Kanten: Attributbelegung</text:p>
              <text:p/>
              <text:p>Blätter: Klassifikationslabel</text:p>
              <text:p/>
              <text:p>Beispiel für Tennisspielen anmalen</text:p>
            </draw:text-box>
          </draw:frame>
        </presentation:notes>
      </draw:page>
      <draw:page draw:name="page14" draw:style-name="dp1" draw:master-page-name="Default" presentation:presentation-page-layout-name="AL2T1">
        <draw:frame presentation:style-name="pr6" draw:layer="layout" svg:width="25.199cm" svg:height="3.507cm" svg:x="1.4cm" svg:y="0.837cm" presentation:class="title">
          <draw:text-box>
            <text:p>Decision trees – when to use?</text:p>
          </draw:text-box>
        </draw:frame>
        <draw:frame presentation:style-name="pr3" draw:layer="layout" svg:width="25.199cm" svg:height="13.859cm" svg:x="1.4cm" svg:y="4.914cm" presentation:class="outline" presentation:user-transformed="true">
          <draw:text-box>
            <text:list text:style-name="L2">
              <text:list-item>
                <text:p>Size of attribute space: small/mid-sized</text:p>
                <text:p/>
              </text:list-item>
              <text:list-item>
                <text:p>Meta:</text:p>
                <text:list>
                  <text:list-item>
                    <text:p>Want to interpret rules or see dependencies</text:p>
                  </text:list-item>
                  <text:list-item>
                    <text:p>Want simple/ fast solution</text:p>
                    <text:p/>
                  </text:list-item>
                </text:list>
              </text:list-item>
              <text:list-item>
                <text:p>Data with:</text:p>
                <text:list>
                  <text:list-item>
                    <text:p>Mostly ordinal/ binary attributes</text:p>
                  </text:list-item>
                  <text:list-item>
                    <text:p>Missing attributes are ok</text:p>
                    <text:p/>
                  </text:list-item>
                </text:list>
              </text:list-item>
            </text:list>
          </draw:text-box>
        </draw:frame>
        <presentation:notes draw:style-name="dp2">
          <draw:page-thumbnail draw:style-name="gr1" draw:layer="layout" svg:width="13.968cm" svg:height="10.476cm" svg:x="3.81cm" svg:y="2.123cm" draw:page-number="14" presentation:class="page"/>
          <draw:frame presentation:style-name="pr4" draw:layer="layout" svg:width="17.271cm" svg:height="12.322cm" svg:x="2.159cm" svg:y="13.271cm" presentation:class="notes" presentation:user-transformed="true">
            <draw:text-box>
              <text:p>Beispiel anmalen wie Attribute-Space zerteilt wird (achsenparallel)</text:p>
              <text:p/>
              <text:p>Interpretation important</text:p>
              <text:p>Customer shopping rules</text:p>
              <text:p>Double check rules with domain expert</text:p>
              <text:p>Discover relations and dependencies</text:p>
              <text:p>Tried on on data to infer branch prediction rules from real compute runs</text:p>
              <text:p/>
            </draw:text-box>
          </draw:frame>
        </presentation:notes>
      </draw:page>
      <draw:page draw:name="page15" draw:style-name="dp1" draw:master-page-name="Default" presentation:presentation-page-layout-name="AL2T1">
        <draw:frame presentation:style-name="pr1" draw:layer="layout" svg:width="25.199cm" svg:height="3.256cm" svg:x="1.4cm" svg:y="0.962cm" presentation:class="title">
          <draw:text-box>
            <text:p>What is an optimal tree?</text:p>
          </draw:text-box>
        </draw:frame>
        <draw:frame presentation:style-name="pr3" draw:layer="layout" svg:width="25.199cm" svg:height="13.859cm" svg:x="1.4cm" svg:y="4.914cm" presentation:class="outline">
          <draw:text-box>
            <text:list text:style-name="L2">
              <text:list-item>
                <text:p>Maximum Likelihood: Best explanation for data</text:p>
                <text:p/>
              </text:list-item>
              <text:list-item>
                <text:p>MAP: Best explanation with least complexity</text:p>
                <text:list>
                  <text:list-item>
                    <text:p>Easier to interpret</text:p>
                  </text:list-item>
                  <text:list-item>
                    <text:p>Better generalization</text:p>
                  </text:list-item>
                  <text:list-item>
                    <text:p>More examples in each leaf</text:p>
                    <text:p/>
                  </text:list-item>
                </text:list>
              </text:list-item>
              <text:list-item>
                <text:p>Issue: Number of binary trees of depth t with m attributes is O(m^2^t) – finding the smallest one is NP-hard</text:p>
              </text:list-item>
            </text:list>
          </draw:text-box>
        </draw:frame>
        <presentation:notes draw:style-name="dp2">
          <draw:page-thumbnail draw:style-name="gr1" draw:layer="layout" svg:width="13.968cm" svg:height="10.476cm" svg:x="3.81cm" svg:y="2.123cm" draw:page-number="15" presentation:class="page"/>
          <draw:frame presentation:style-name="pr4"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3.256cm" svg:x="1.4cm" svg:y="0.962cm" presentation:class="title">
          <draw:text-box>
            <text:p>Greedy search</text:p>
          </draw:text-box>
        </draw:frame>
        <draw:frame presentation:style-name="pr3" draw:text-style-name="P5" draw:layer="layout" svg:width="25.199cm" svg:height="13.859cm" svg:x="1.4cm" svg:y="4.914cm" presentation:class="outline">
          <draw:text-box>
            <text:list text:style-name="L2">
              <text:list-header>
                <text:p><text:span text:style-name="T3">buildTree(instances, attributes) {</text:span></text:p>
                <text:list>
                  <text:list-item>
                    <text:list>
                      <text:list-header>
                        <text:p><text:span text:style-name="T3">if(uniLabel(instances)) return leaf;</text:span></text:p>
                        <text:p><text:span text:style-name="T3">if(attributes.isEmpty()) return leaf;</text:span></text:p>
                        <text:p><text:span text:style-name="T3"/></text:p>
                        <text:p><text:span text:style-name="T3">attribute = bestAttribute(attributes)</text:span></text:p>
                        <text:p><text:span text:style-name="T3">for(Value val : attribute.values) {</text:span></text:p>
                        <text:list>
                          <text:list-header>
                            <text:p><text:span text:style-name="T3">match = select(instances, val)</text:span></text:p>
                            <text:p><text:span text:style-name="T3">attr = attributes.minus(attribute)</text:span></text:p>
                            <text:p><text:span text:style-name="T3">addEdge(val, buildTree(match), attr)</text:span></text:p>
                          </text:list-header>
                        </text:list>
                        <text:p><text:span text:style-name="T3">return new Node(attribute);</text:span></text:p>
                      </text:list-header>
                    </text:list>
                    <text:p><text:span text:style-name="T3"/></text:p>
                    <text:p><text:span text:style-name="T3"/></text:p>
                  </text:list-item>
                </text:list>
              </text:list-header>
            </text:list>
          </draw:text-box>
        </draw:frame>
        <presentation:notes draw:style-name="dp2">
          <draw:page-thumbnail draw:style-name="gr1" draw:layer="layout" svg:width="13.968cm" svg:height="10.476cm" svg:x="3.81cm" svg:y="2.123cm" draw:page-number="16" presentation:class="page"/>
          <draw:frame presentation:style-name="pr4"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3.256cm" svg:x="1.401cm" svg:y="0.963cm" presentation:class="title" presentation:user-transformed="true">
          <draw:text-box>
            <text:p>Greedy search</text:p>
          </draw:text-box>
        </draw:frame>
        <draw:frame presentation:style-name="pr3" draw:text-style-name="P5" draw:layer="layout" svg:width="25.199cm" svg:height="13.859cm" svg:x="1.401cm" svg:y="4.915cm" presentation:class="outline" presentation:user-transformed="true">
          <draw:text-box>
            <text:list text:style-name="L2">
              <text:list-header>
                <text:p><text:span text:style-name="T3">buildTree(instances, attributes) {</text:span></text:p>
                <text:list>
                  <text:list-item>
                    <text:list>
                      <text:list-header>
                        <text:p><text:span text:style-name="T3">if(uniLabel(instances)) return leaf;</text:span></text:p>
                        <text:p><text:span text:style-name="T3">if(attributes.isEmpty()) return leaf;</text:span></text:p>
                        <text:p><text:span text:style-name="T3"/></text:p>
                        <text:p><text:span text:style-name="T3">attribute = bestAttribute(attributes)</text:span></text:p>
                        <text:p><text:span text:style-name="T3">for(Value val : attribute.values) {</text:span></text:p>
                        <text:list>
                          <text:list-header>
                            <text:p><text:span text:style-name="T3">match = select(instances, val)</text:span></text:p>
                            <text:p><text:span text:style-name="T3">attr = attributes.minus(attribute)</text:span></text:p>
                            <text:p><text:span text:style-name="T3">addEdge(val, buildTree(match), attr)</text:span></text:p>
                          </text:list-header>
                        </text:list>
                        <text:p><text:span text:style-name="T3">return new Node(attribute);</text:span></text:p>
                      </text:list-header>
                    </text:list>
                    <text:p><text:span text:style-name="T3"/></text:p>
                    <text:p><text:span text:style-name="T3"/></text:p>
                  </text:list-item>
                </text:list>
              </text:list-header>
            </text:list>
          </draw:text-box>
        </draw:frame>
        <draw:custom-shape draw:style-name="gr8" draw:text-style-name="P1" draw:layer="layout" svg:width="18.52cm" svg:height="1.654cm" svg:x="4.011cm" svg:y="9.591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7" presentation:class="page"/>
          <draw:frame presentation:style-name="pr4"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2T1">
        <draw:frame presentation:style-name="pr1" draw:layer="layout" svg:width="25.199cm" svg:height="3.256cm" svg:x="1.4cm" svg:y="0.962cm" presentation:class="title">
          <draw:text-box>
            <text:p>Best attribute</text:p>
          </draw:text-box>
        </draw:frame>
        <draw:frame presentation:style-name="pr3" draw:layer="layout" svg:width="25.199cm" svg:height="13.859cm" svg:x="1.4cm" svg:y="4.914cm" presentation:class="outline">
          <draw:text-box>
            <text:list text:style-name="L2">
              <text:list-item>
                <text:p>Splitting criterion:</text:p>
                <text:list>
                  <text:list-item>
                    <text:p>Partition data wrt attribute</text:p>
                  </text:list-item>
                  <text:list-item>
                    <text:p>Goal: Minimise entropy in resulting partitions</text:p>
                    <text:p/>
                  </text:list-item>
                </text:list>
              </text:list-item>
              <text:list-item>
                <text:p>Entropy:</text:p>
                <text:list>
                  <text:list-item>
                    <text:p>Theoretical distribution of random variable z:</text:p>
                    <text:p/>
                  </text:list-item>
                  <text:list-item>
                    <text:p>Empirical distribution of random variable Z:</text:p>
                  </text:list-item>
                </text:list>
              </text:list-item>
            </text:list>
          </draw:text-box>
        </draw:frame>
        <draw:frame draw:style-name="gr9" draw:layer="layout" svg:width="7.722cm" svg:height="1.549cm" svg:x="9.212cm" svg:y="10.909cm">
          <draw:object xlink:href="./Object 1" xlink:type="simple" xlink:show="embed" xlink:actuate="onLoad"/>
          <draw:image xlink:href="./ObjectReplacements/Object 1" xlink:type="simple" xlink:show="embed" xlink:actuate="onLoad"/>
        </draw:frame>
        <draw:frame draw:style-name="gr9" draw:layer="layout" svg:width="14.455cm" svg:height="1.85cm" svg:x="13.263cm" svg:y="14.01cm">
          <draw:object xlink:href="./Object 2" xlink:type="simple" xlink:show="embed" xlink:actuate="onLoad"/>
          <draw:image xlink:href="./ObjectReplacements/Object 2" xlink:type="simple" xlink:show="embed" xlink:actuate="onLoad"/>
        </draw:frame>
        <draw:frame draw:style-name="gr9" draw:layer="layout" svg:width="13.557cm" svg:height="1.709cm" svg:x="13.016cm" svg:y="17.459cm">
          <draw:object xlink:href="./Object 3" xlink:type="simple" xlink:show="embed" xlink:actuate="onLoad"/>
          <draw:image xlink:href="./ObjectReplacements/Object 3" xlink:type="simple" xlink:show="embed" xlink:actuate="onLoad"/>
        </draw:frame>
        <presentation:notes draw:style-name="dp2">
          <draw:page-thumbnail draw:style-name="gr1" draw:layer="layout" svg:width="13.968cm" svg:height="10.476cm" svg:x="3.81cm" svg:y="2.123cm" draw:page-number="18" presentation:class="page"/>
          <draw:frame presentation:style-name="pr4"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3.256cm" svg:x="1.4cm" svg:y="0.962cm" presentation:class="title">
          <draw:text-box>
            <text:p>Information Gain</text:p>
          </draw:text-box>
        </draw:frame>
        <draw:frame presentation:style-name="pr3" draw:layer="layout" svg:width="25.199cm" svg:height="13.859cm" svg:x="1.4cm" svg:y="4.914cm" presentation:class="outline">
          <draw:text-box>
            <text:list text:style-name="L2">
              <text:list-item>
                <text:p>Entropy before split:</text:p>
                <text:p/>
                <text:p/>
              </text:list-item>
              <text:list-item>
                <text:p>Expected entropy after split:</text:p>
                <text:p/>
                <text:p/>
              </text:list-item>
              <text:list-item>
                <text:p>Information gain:</text:p>
              </text:list-item>
            </text:list>
          </draw:text-box>
        </draw:frame>
        <draw:frame draw:style-name="gr9" draw:layer="layout" svg:width="18.051cm" svg:height="2.502cm" svg:x="8.557cm" svg:y="6.876cm">
          <draw:object xlink:href="./Object 4" xlink:type="simple" xlink:show="embed" xlink:actuate="onLoad"/>
          <draw:image xlink:href="./ObjectReplacements/Object 4" xlink:type="simple" xlink:show="embed" xlink:actuate="onLoad"/>
        </draw:frame>
        <draw:frame draw:style-name="gr9" draw:layer="layout" svg:width="15.149cm" svg:height="3.319cm" svg:x="8.558cm" svg:y="11.976cm">
          <draw:object xlink:href="./Object 5" xlink:type="simple" xlink:show="embed" xlink:actuate="onLoad"/>
          <draw:image xlink:href="./ObjectReplacements/Object 5" xlink:type="simple" xlink:show="embed" xlink:actuate="onLoad"/>
        </draw:frame>
        <draw:frame draw:style-name="gr9" draw:layer="layout" svg:width="15.184cm" svg:height="1.661cm" svg:x="8.559cm" svg:y="17.377cm">
          <draw:object xlink:href="./Object 6" xlink:type="simple" xlink:show="embed" xlink:actuate="onLoad"/>
          <draw:image xlink:href="./ObjectReplacements/Object 6" xlink:type="simple" xlink:show="embed" xlink:actuate="onLoad"/>
        </draw:frame>
        <presentation:notes draw:style-name="dp2">
          <draw:page-thumbnail draw:style-name="gr1" draw:layer="layout" svg:width="13.968cm" svg:height="10.476cm" svg:x="3.81cm" svg:y="2.123cm" draw:page-number="19" presentation:class="page"/>
          <draw:frame presentation:style-name="pr4" draw:layer="layout" svg:width="17.271cm" svg:height="12.322cm" svg:x="2.159cm" svg:y="13.271cm" presentation:class="notes" presentation:user-transformed="true">
            <draw:text-box>
              <text:p>Before: defined on content of one node over all labels</text:p>
              <text:p/>
              <text:p>Expected after: weight split nodes by their size from original set, multiply with split node entropy</text:p>
              <text:p/>
              <text:p>Gain = vorher - nachher</text:p>
            </draw:text-box>
          </draw:frame>
        </presentation:notes>
      </draw:page>
      <draw:page draw:name="page20" draw:style-name="dp1" draw:master-page-name="Default" presentation:presentation-page-layout-name="AL2T1">
        <draw:frame presentation:style-name="pr1" draw:layer="layout" svg:width="25.199cm" svg:height="3.256cm" svg:x="1.4cm" svg:y="0.962cm" presentation:class="title">
          <draw:text-box>
            <text:p>Issues</text:p>
          </draw:text-box>
        </draw:frame>
        <draw:frame presentation:style-name="pr3" draw:layer="layout" svg:width="25.199cm" svg:height="13.859cm" svg:x="1.4cm" svg:y="4.914cm" presentation:class="outline">
          <draw:text-box>
            <text:list text:style-name="L2">
              <text:list-item>
                <text:p>Depends on number and size of partitions</text:p>
                <text:list>
                  <text:list-item>
                    <text:p>Use Information Gain Ratio to correct bias.</text:p>
                    <text:p/>
                  </text:list-item>
                </text:list>
              </text:list-item>
              <text:list-item>
                <text:p>Missing values:</text:p>
                <text:list>
                  <text:list-item>
                    <text:p/>
                  </text:list-item>
                  <text:list-item>
                    <text:p/>
                  </text:list-item>
                  <text:list-item>
                    <text:p/>
                    <text:p/>
                  </text:list-item>
                </text:list>
              </text:list-item>
              <text:list-item>
                <text:p>What to do if too many categories?</text:p>
              </text:list-item>
            </text:list>
          </draw:text-box>
        </draw:frame>
        <presentation:notes draw:style-name="dp2">
          <draw:page-thumbnail draw:style-name="gr1" draw:layer="layout" svg:width="13.968cm" svg:height="10.476cm" svg:x="3.81cm" svg:y="2.123cm" draw:page-number="20" presentation:class="page"/>
          <draw:frame presentation:style-name="pr4" draw:layer="layout" svg:width="17.271cm" svg:height="12.322cm" svg:x="2.159cm" svg:y="13.271cm" presentation:class="notes">
            <draw:text-box>
              <text:p>Introduce category missing</text:p>
              <text:p/>
              <text:p>Take mean/median for that feature</text:p>
              <text:p/>
              <text:p>Create surrogate split by keeping 2<text:span text:style-name="T4">nd</text:span> best split</text:p>
            </draw:text-box>
          </draw:frame>
        </presentation:notes>
      </draw:page>
      <draw:page draw:name="page21" draw:style-name="dp1" draw:master-page-name="Default" presentation:presentation-page-layout-name="AL2T1">
        <draw:frame presentation:style-name="pr1" draw:layer="layout" svg:width="25.199cm" svg:height="3.256cm" svg:x="1.4cm" svg:y="2.762cm" presentation:class="title" presentation:user-transformed="true">
          <draw:text-box>
            <text:p>Extensions</text:p>
          </draw:text-box>
        </draw:frame>
        <draw:frame presentation:style-name="pr3" draw:layer="layout" svg:width="25.199cm" svg:height="13.859cm" svg:x="1.4cm" svg:y="6.714cm" presentation:class="outline" presentation:user-transformed="true">
          <draw:text-box>
            <text:list text:style-name="L2">
              <text:list-item>
                <text:p>Prune nodes with too few examples.</text:p>
              </text:list-item>
              <text:list-item>
                <text:p/>
              </text:list-item>
              <text:list-item>
                <text:p/>
              </text:list-item>
              <text:list-item>
                <text:p/>
              </text:list-item>
              <text:list-item>
                <text:p/>
              </text:list-item>
            </text:list>
          </draw:text-box>
        </draw:frame>
        <presentation:notes draw:style-name="dp2">
          <draw:page-thumbnail draw:style-name="gr1" draw:layer="layout" svg:width="13.968cm" svg:height="10.476cm" svg:x="3.81cm" svg:y="2.123cm" draw:page-number="21" presentation:class="page"/>
          <draw:frame presentation:style-name="pr4" draw:layer="layout" svg:width="17.271cm" svg:height="12.322cm" svg:x="2.159cm" svg:y="13.271cm" presentation:class="notes">
            <draw:text-box>
              <text:p>Prune nodes with too few examples</text:p>
              <text:p/>
              <text:p>Backtracking if too high entropie in leaves</text:p>
              <text:p/>
              <text:p>Different split criterion (gini index)</text:p>
              <text:p/>
              <text:p>Complex split functions (linear comb of attrib)</text:p>
              <text:p/>
              <text:p>Complex prediction leafs (regression.</text:p>
            </draw:text-box>
          </draw:frame>
        </presentation:notes>
      </draw:page>
      <draw:page draw:name="page22" draw:style-name="dp1" draw:master-page-name="Default" presentation:presentation-page-layout-name="AL1T19">
        <draw:frame presentation:style-name="pr5" draw:layer="layout" svg:width="25.199cm" svg:height="17.685cm" svg:x="1.4cm" svg:y="0.962cm" presentation:class="subtitle">
          <draw:text-box>
            <text:p>Random Forrest</text:p>
          </draw:text-box>
        </draw:frame>
        <presentation:notes draw:style-name="dp2">
          <draw:page-thumbnail draw:style-name="gr1" draw:layer="layout" svg:width="13.968cm" svg:height="10.476cm" svg:x="3.81cm" svg:y="2.123cm" draw:page-number="22" presentation:class="page"/>
          <draw:frame presentation:style-name="pr4" draw:layer="layout" svg:width="17.271cm" svg:height="12.322cm" svg:x="2.159cm" svg:y="13.271cm" presentation:class="notes" presentation:placeholder="true">
            <draw:text-box/>
          </draw:frame>
        </presentation:notes>
      </draw:page>
      <draw:page draw:name="page23" draw:style-name="dp1" draw:master-page-name="Default" presentation:presentation-page-layout-name="AL2T1">
        <draw:frame presentation:style-name="pr1" draw:layer="layout" svg:width="25.199cm" svg:height="3.256cm" svg:x="1.4cm" svg:y="0.962cm" presentation:class="title">
          <draw:text-box>
            <text:p>Random Forest</text:p>
          </draw:text-box>
        </draw:frame>
        <draw:frame presentation:style-name="pr3" draw:text-style-name="P5" draw:layer="layout" svg:width="25.199cm" svg:height="13.859cm" svg:x="1.4cm" svg:y="4.914cm" presentation:class="outline">
          <draw:text-box>
            <text:list text:style-name="L2">
              <text:list-header>
                <text:p><text:span text:style-name="T3">Repeat</text:span></text:p>
                <text:list>
                  <text:list-item>
                    <text:list>
                      <text:list-header>
                        <text:p><text:span text:style-name="T3">Choose n examples from training data</text:span></text:p>
                        <text:p><text:span text:style-name="T3"/></text:p>
                        <text:p><text:span text:style-name="T3">Choose m'&lt;&lt;m features</text:span></text:p>
                        <text:p><text:span text:style-name="T3"/></text:p>
                        <text:p><text:span text:style-name="T3">Train decisionTree</text:span></text:p>
                        <text:p><text:span text:style-name="T3"/></text:p>
                      </text:list-header>
                    </text:list>
                  </text:list-item>
                </text:list>
                <text:p><text:span text:style-name="T3">classify </text:span></text:p>
                <text:list>
                  <text:list-item>
                    <text:list>
                      <text:list-header>
                        <text:p><text:span text:style-name="T3">return max(trees)</text:span></text:p>
                      </text:list-header>
                    </text:list>
                  </text:list-item>
                </text:list>
              </text:list-header>
            </text:list>
          </draw:text-box>
        </draw:frame>
        <presentation:notes draw:style-name="dp2">
          <draw:page-thumbnail draw:style-name="gr1" draw:layer="layout" svg:width="13.968cm" svg:height="10.476cm" svg:x="3.81cm" svg:y="2.123cm" draw:page-number="23" presentation:class="page"/>
          <draw:frame presentation:style-name="pr4" draw:layer="layout" svg:width="17.271cm" svg:height="12.322cm" svg:x="2.159cm" svg:y="13.271cm" presentation:class="notes">
            <draw:text-box>
              <text:p>Easy to parallelize</text:p>
              <text:p/>
              <text:p>Avoids overfitting of single model</text:p>
              <text:p/>
              <text:p>Prediction done with set of weak models improves performance</text:p>
              <text:p/>
              <text:p>Implemented in Mahout Random Forest package</text:p>
              <text:p/>
              <text:p/>
            </draw:text-box>
          </draw:frame>
        </presentation:notes>
      </draw:page>
      <draw:page draw:name="page24" draw:style-name="dp1" draw:master-page-name="Default" presentation:presentation-page-layout-name="AL2T1">
        <draw:frame presentation:style-name="pr1" draw:layer="layout" svg:width="25.199cm" svg:height="3.256cm" svg:x="1.4cm" svg:y="0.962cm" presentation:class="title">
          <draw:text-box>
            <text:p>Different algorithms</text:p>
          </draw:text-box>
        </draw:frame>
        <draw:frame presentation:style-name="pr3" draw:layer="layout" svg:width="25.199cm" svg:height="13.859cm" svg:x="1.4cm" svg:y="4.914cm" presentation:class="outline">
          <draw:text-box>
            <text:list text:style-name="L2">
              <text:list-item>
                <text:p>Algorithms</text:p>
                <text:list>
                  <text:list-item>
                    <text:p>Nominal features: ID3</text:p>
                  </text:list-item>
                  <text:list-item>
                    <text:p>Numeric features + Pruning: C4.5</text:p>
                  </text:list-item>
                  <text:list-item>
                    <text:p>Larger databases: SLIQ/ C5.0</text:p>
                  </text:list-item>
                </text:list>
              </text:list-item>
              <text:list-item>
                <text:p>Advantages</text:p>
                <text:list>
                  <text:list-item>
                    <text:p>Simple</text:p>
                  </text:list-item>
                  <text:list-item>
                    <text:p>Easy to interpret</text:p>
                  </text:list-item>
                </text:list>
              </text:list-item>
              <text:list-item>
                <text:p>Disadvantages</text:p>
                <text:list>
                  <text:list-item>
                    <text:p>Local solution, no global optimisation</text:p>
                  </text:list-item>
                  <text:list-item>
                    <text:p>Less generalization + Instable solution</text:p>
                  </text:list-item>
                </text:list>
              </text:list-item>
            </text:list>
          </draw:text-box>
        </draw:frame>
        <presentation:notes draw:style-name="dp2">
          <draw:page-thumbnail draw:style-name="gr1" draw:layer="layout" svg:width="13.968cm" svg:height="10.476cm" svg:x="3.81cm" svg:y="2.123cm" draw:page-number="24" presentation:class="page"/>
          <draw:frame presentation:style-name="pr4" draw:layer="layout" svg:width="17.271cm" svg:height="12.322cm" svg:x="2.159cm" svg:y="13.271cm" presentation:class="notes" presentation:placeholder="true">
            <draw:text-box/>
          </draw:frame>
        </presentation:notes>
      </draw:page>
      <draw:page draw:name="page25" draw:style-name="dp1" draw:master-page-name="Default" presentation:presentation-page-layout-name="AL1T19">
        <draw:frame presentation:style-name="pr5" draw:layer="layout" svg:width="25.199cm" svg:height="17.685cm" svg:x="1.4cm" svg:y="0.962cm" presentation:class="subtitle">
          <draw:text-box>
            <text:p>Naïve Bayes</text:p>
          </draw:text-box>
        </draw:frame>
        <presentation:notes draw:style-name="dp2">
          <draw:page-thumbnail draw:style-name="gr1" draw:layer="layout" svg:width="13.968cm" svg:height="10.476cm" svg:x="3.81cm" svg:y="2.123cm" draw:page-number="25" presentation:class="page"/>
          <draw:frame presentation:style-name="pr4" draw:layer="layout" svg:width="17.271cm" svg:height="12.322cm" svg:x="2.159cm" svg:y="13.271cm" presentation:class="notes" presentation:placeholder="true">
            <draw:text-box/>
          </draw:frame>
        </presentation:notes>
      </draw:page>
      <draw:page draw:name="page26" draw:style-name="dp1" draw:master-page-name="Default" presentation:presentation-page-layout-name="AL2T1">
        <draw:frame presentation:style-name="pr6" draw:layer="layout" svg:width="25.199cm" svg:height="3.507cm" svg:x="1.401cm" svg:y="0.837cm" presentation:class="title" presentation:user-transformed="true">
          <draw:text-box>
            <text:p>Naïve Bayes – when to use?</text:p>
          </draw:text-box>
        </draw:frame>
        <draw:frame presentation:style-name="pr3" draw:layer="layout" svg:width="25.199cm" svg:height="13.859cm" svg:x="1.401cm" svg:y="4.914cm" presentation:class="outline" presentation:user-transformed="true">
          <draw:text-box>
            <text:list text:style-name="L2">
              <text:list-item>
                <text:p>Size of attribute space: small up to large</text:p>
                <text:p/>
              </text:list-item>
              <text:list-item>
                <text:p>Meta:</text:p>
                <text:list>
                  <text:list-item>
                    <text:p>Attributes are independent given class</text:p>
                  </text:list-item>
                  <text:list-item>
                    <text:p>Want simple/ fast solution</text:p>
                    <text:p/>
                  </text:list-item>
                </text:list>
              </text:list-item>
              <text:list-item>
                <text:p>Data with:</text:p>
                <text:list>
                  <text:list-item>
                    <text:p>Mostly binary attributes</text:p>
                    <text:p/>
                    <text:p/>
                  </text:list-item>
                </text:list>
              </text:list-item>
            </text:list>
          </draw:text-box>
        </draw:frame>
        <presentation:notes draw:style-name="dp2">
          <draw:page-thumbnail draw:style-name="gr1" draw:layer="layout" svg:width="13.968cm" svg:height="10.476cm" svg:x="3.81cm" svg:y="2.123cm" draw:page-number="26" presentation:class="page"/>
          <draw:frame presentation:style-name="pr4" draw:layer="layout" svg:width="17.271cm" svg:height="12.322cm" svg:x="2.159cm" svg:y="13.271cm" presentation:class="notes" presentation:placeholder="true">
            <draw:text-box/>
          </draw:frame>
        </presentation:notes>
      </draw:page>
      <draw:page draw:name="page27" draw:style-name="dp1" draw:master-page-name="Default" presentation:presentation-page-layout-name="AL2T1">
        <draw:frame presentation:style-name="pr1" draw:layer="layout" svg:width="25.199cm" svg:height="3.256cm" svg:x="1.4cm" svg:y="0.962cm" presentation:class="title">
          <draw:text-box>
            <text:p>General principle</text:p>
          </draw:text-box>
        </draw:frame>
        <draw:frame presentation:style-name="pr3" draw:layer="layout" svg:width="25.199cm" svg:height="13.859cm" svg:x="1.4cm" svg:y="4.914cm" presentation:class="outline">
          <draw:text-box>
            <text:list text:style-name="L2">
              <text:list-item>
                <text:p>Classification based on model:</text:p>
                <text:p/>
                <text:p/>
              </text:list-item>
              <text:list-item>
                <text:p>Data Likelihood (independent instances):</text:p>
                <text:p/>
              </text:list-item>
            </text:list>
          </draw:text-box>
        </draw:frame>
        <draw:frame draw:style-name="gr9" draw:layer="layout" svg:width="17.223cm" svg:height="1.547cm" svg:x="8.643cm" svg:y="6.82cm">
          <draw:object xlink:href="./Object 8" xlink:type="simple" xlink:show="embed" xlink:actuate="onLoad"/>
          <draw:image xlink:href="./ObjectReplacements/Object 8" xlink:type="simple" xlink:show="embed" xlink:actuate="onLoad"/>
        </draw:frame>
        <draw:frame draw:style-name="gr9" draw:layer="layout" svg:width="17.583cm" svg:height="4.93cm" svg:x="8.976cm" svg:y="13.014cm">
          <draw:object xlink:href="./Object 9" xlink:type="simple" xlink:show="embed" xlink:actuate="onLoad"/>
          <draw:image xlink:href="./ObjectReplacements/Object 9" xlink:type="simple" xlink:show="embed" xlink:actuate="onLoad"/>
        </draw:frame>
        <presentation:notes draw:style-name="dp2">
          <draw:page-thumbnail draw:style-name="gr1" draw:layer="layout" svg:width="13.968cm" svg:height="10.476cm" svg:x="3.81cm" svg:y="2.123cm" draw:page-number="27" presentation:class="page"/>
          <draw:frame presentation:style-name="pr4" draw:layer="layout" svg:width="17.271cm" svg:height="12.322cm" svg:x="2.159cm" svg:y="13.271cm" presentation:class="notes">
            <draw:text-box>
              <text:p>Likelihood aller Beispiel umschreiben nach Produktregel für unabh. Beispiel</text:p>
            </draw:text-box>
          </draw:frame>
        </presentation:notes>
      </draw:page>
      <draw:page draw:name="page28" draw:style-name="dp1" draw:master-page-name="Default" presentation:presentation-page-layout-name="AL2T1">
        <draw:frame presentation:style-name="pr1" draw:layer="layout" svg:width="25.199cm" svg:height="3.256cm" svg:x="1.4cm" svg:y="0.962cm" presentation:class="title">
          <draw:text-box>
            <text:p>General principle</text:p>
          </draw:text-box>
        </draw:frame>
        <draw:frame presentation:style-name="pr3" draw:layer="layout" svg:width="25.199cm" svg:height="13.859cm" svg:x="1.4cm" svg:y="4.914cm" presentation:class="outline">
          <draw:text-box>
            <text:list text:style-name="L2">
              <text:list-header>
                <text:p/>
                <text:p/>
                <text:p/>
              </text:list-header>
              <text:list-item>
                <text:p>Likelihood of data point:</text:p>
                <text:p/>
                <text:p/>
              </text:list-item>
              <text:list-item>
                <text:p>Modeling likelihood of data point given class?</text:p>
              </text:list-item>
            </text:list>
          </draw:text-box>
        </draw:frame>
        <draw:frame draw:style-name="gr9" draw:layer="layout" svg:width="17.583cm" svg:height="4.93cm" svg:x="9.349cm" svg:y="5.283cm">
          <draw:object xlink:href="./Object 10" xlink:type="simple" xlink:show="embed" xlink:actuate="onLoad"/>
          <draw:image xlink:href="./ObjectReplacements/Object 10" xlink:type="simple" xlink:show="embed" xlink:actuate="onLoad"/>
        </draw:frame>
        <draw:frame draw:style-name="gr9" draw:layer="layout" svg:width="16.815cm" svg:height="1.548cm" svg:x="9.185cm" svg:y="12.6cm">
          <draw:object xlink:href="./Object 11" xlink:type="simple" xlink:show="embed" xlink:actuate="onLoad"/>
          <draw:image xlink:href="./ObjectReplacements/Object 11" xlink:type="simple" xlink:show="embed" xlink:actuate="onLoad"/>
        </draw:frame>
        <presentation:notes draw:style-name="dp2">
          <draw:page-thumbnail draw:style-name="gr1" draw:layer="layout" svg:width="13.968cm" svg:height="10.476cm" svg:x="3.81cm" svg:y="2.123cm" draw:page-number="28" presentation:class="page"/>
          <draw:frame presentation:style-name="pr4" draw:layer="layout" svg:width="17.271cm" svg:height="12.322cm" svg:x="2.159cm" svg:y="13.271cm" presentation:class="notes">
            <draw:text-box>
              <text:p>Likelihood umschreiben nach Bayes Theorem</text:p>
            </draw:text-box>
          </draw:frame>
        </presentation:notes>
      </draw:page>
      <draw:page draw:name="page29" draw:style-name="dp1" draw:master-page-name="Default" presentation:presentation-page-layout-name="AL2T1">
        <draw:frame presentation:style-name="pr1" draw:layer="layout" svg:width="25.199cm" svg:height="3.256cm" svg:x="1.4cm" svg:y="3.162cm" presentation:class="title" presentation:user-transformed="true">
          <draw:text-box>
            <text:p>General principle</text:p>
          </draw:text-box>
        </draw:frame>
        <draw:frame presentation:style-name="pr3" draw:layer="layout" svg:width="25.199cm" svg:height="13.859cm" svg:x="1.4cm" svg:y="8.614cm" presentation:class="outline" presentation:user-transformed="true">
          <draw:text-box>
            <text:list text:style-name="L2">
              <text:list-header>
                <text:p/>
              </text:list-header>
              <text:list-item>
                <text:p>Assumption: Features are independent.</text:p>
              </text:list-item>
            </text:list>
          </draw:text-box>
        </draw:frame>
        <draw:frame draw:style-name="gr9" draw:layer="layout" svg:width="16.815cm" svg:height="1.548cm" svg:x="9.889cm" svg:y="8.286cm">
          <draw:object xlink:href="./Object 12" xlink:type="simple" xlink:show="embed" xlink:actuate="onLoad"/>
          <draw:image xlink:href="./ObjectReplacements/Object 12" xlink:type="simple" xlink:show="embed" xlink:actuate="onLoad"/>
        </draw:frame>
        <draw:frame draw:style-name="gr9" draw:layer="layout" svg:width="14.416cm" svg:height="3.316cm" svg:x="12.432cm" svg:y="11.634cm">
          <draw:object xlink:href="./Object 13" xlink:type="simple" xlink:show="embed" xlink:actuate="onLoad"/>
          <draw:image xlink:href="./ObjectReplacements/Object 13" xlink:type="simple" xlink:show="embed" xlink:actuate="onLoad"/>
        </draw:frame>
        <presentation:notes draw:style-name="dp2">
          <draw:page-thumbnail draw:style-name="gr1" draw:layer="layout" svg:width="13.968cm" svg:height="10.476cm" svg:x="3.81cm" svg:y="2.123cm" draw:page-number="29" presentation:class="page"/>
          <draw:frame presentation:style-name="pr4" draw:layer="layout" svg:width="17.271cm" svg:height="12.322cm" svg:x="2.159cm" svg:y="13.271cm" presentation:class="notes">
            <draw:text-box>
              <text:p>Likelihood eines Punktes in Features ausdrücken unter Annahme der Featureunabhängigkeit</text:p>
            </draw:text-box>
          </draw:frame>
        </presentation:notes>
      </draw:page>
      <draw:page draw:name="page30" draw:style-name="dp1" draw:master-page-name="Default" presentation:presentation-page-layout-name="AL2T1">
        <draw:frame presentation:style-name="pr1" draw:layer="layout" svg:width="25.199cm" svg:height="3.256cm" svg:x="1.4cm" svg:y="0.862cm" presentation:class="title" presentation:user-transformed="true">
          <draw:text-box>
            <text:p>Example</text:p>
          </draw:text-box>
        </draw:frame>
        <draw:frame presentation:style-name="pr3" draw:layer="layout" svg:width="25.199cm" svg:height="13.859cm" svg:x="1.4cm" svg:y="4.814cm" presentation:class="outline" presentation:user-transformed="true">
          <draw:text-box>
            <text:list text:style-name="L2">
              <text:list-header>
                <text:p/>
              </text:list-header>
              <text:list-item>
                <text:p>Anzahl Beispiele in Klasse y_i mit Wort j <text:s text:c="4"/>/ Anzahl Beispiele in Klasse y_i</text:p>
                <text:p/>
                <text:p/>
              </text:list-item>
              <text:list-item>
                <text:p>Anzahl Beispiele mit Klasse y_i <text:s text:c="15"/>/ Anzahl Beispiele gesamt</text:p>
                <text:p/>
              </text:list-item>
            </text:list>
          </draw:text-box>
        </draw:frame>
        <draw:frame draw:style-name="gr9" draw:layer="layout" svg:width="6.079cm" svg:height="1.662cm" svg:x="21.362cm" svg:y="3.683cm">
          <draw:object xlink:href="./Object 14" xlink:type="simple" xlink:show="embed" xlink:actuate="onLoad"/>
          <draw:image xlink:href="./ObjectReplacements/Object 14" xlink:type="simple" xlink:show="embed" xlink:actuate="onLoad"/>
        </draw:frame>
        <draw:frame draw:style-name="gr9" draw:layer="layout" svg:width="4.474cm" svg:height="1.548cm" svg:x="23.015cm" svg:y="9.809cm">
          <draw:object xlink:href="./Object 15" xlink:type="simple" xlink:show="embed" xlink:actuate="onLoad"/>
          <draw:image xlink:href="./ObjectReplacements/Object 15" xlink:type="simple" xlink:show="embed" xlink:actuate="onLoad"/>
        </draw:frame>
        <presentation:notes draw:style-name="dp2">
          <draw:page-thumbnail draw:style-name="gr1" draw:layer="layout" svg:width="13.968cm" svg:height="10.476cm" svg:x="3.81cm" svg:y="2.123cm" draw:page-number="30" presentation:class="page"/>
          <draw:frame presentation:style-name="pr4" draw:layer="layout" svg:width="17.271cm" svg:height="12.322cm" svg:x="2.159cm" svg:y="13.271cm" presentation:class="notes">
            <draw:text-box>
              <text:p>Beispiel ham/spam – Feature sind Worte</text:p>
              <text:p/>
              <text:p>Gegenbeispiel Berlin, Siegessäule, Brandenburger Tor</text:p>
              <text:p/>
              <text:p>Parallelisierung trivial da einfaches Worte zählen</text:p>
              <text:p/>
              <text:p>In Mahout implementiert</text:p>
              <text:p/>
              <text:p>Kann im Batch Verfahren trainiert werden</text:p>
            </draw:text-box>
          </draw:frame>
        </presentation:notes>
      </draw:page>
      <draw:page draw:name="page31" draw:style-name="dp1" draw:master-page-name="Default" presentation:presentation-page-layout-name="AL2T1">
        <draw:frame presentation:style-name="pr1" draw:layer="layout" svg:width="25.199cm" svg:height="3.256cm" svg:x="1.4cm" svg:y="0.962cm" presentation:class="title">
          <draw:text-box>
            <text:p>Properties</text:p>
          </draw:text-box>
        </draw:frame>
        <draw:frame presentation:style-name="pr3" draw:layer="layout" svg:width="25.199cm" svg:height="13.859cm" svg:x="1.4cm" svg:y="4.914cm" presentation:class="outline">
          <draw:text-box>
            <text:list text:style-name="L2">
              <text:list-item>
                <text:p>Works surprisingly well in practice</text:p>
                <text:p/>
              </text:list-item>
              <text:list-item>
                <text:p>Simple to understand, implement and scale</text:p>
                <text:p/>
              </text:list-item>
              <text:list-item>
                <text:p>Better performance usually achieved by Perceptron, Winnow, Logistic Regression</text:p>
              </text:list-item>
            </text:list>
          </draw:text-box>
        </draw:frame>
        <presentation:notes draw:style-name="dp2">
          <draw:page-thumbnail draw:style-name="gr1" draw:layer="layout" svg:width="13.968cm" svg:height="10.476cm" svg:x="3.81cm" svg:y="2.123cm" draw:page-number="31" presentation:class="page"/>
          <draw:frame presentation:style-name="pr4" draw:layer="layout" svg:width="17.271cm" svg:height="12.322cm" svg:x="2.159cm" svg:y="13.271cm" presentation:class="notes">
            <draw:text-box>
              <text:p>Lernt nicht nur Trennebene, sondern Wahrscheinlichkeitsmodell</text:p>
              <text:p/>
              <text:p>Naïve Annahme der Feature unabhängigkeit stimmt oft nicht</text:p>
              <text:p/>
              <text:p>Meist erster Ansatz bevor bessere Algorithmen zum Einsatz kommen</text:p>
              <text:p/>
              <text:p>Alle drei mit besserer Performance sind Online Lern- verfahren, lassen sich nur parallelisieren, wenn man die Modelle hinterher zusammenführt oder zum Parametertuning</text:p>
            </draw:text-box>
          </draw:frame>
        </presentation:notes>
      </draw:page>
      <draw:page draw:name="page32" draw:style-name="dp1" draw:master-page-name="Default" presentation:presentation-page-layout-name="AL3T0">
        <draw:frame presentation:style-name="pr6" draw:layer="layout" svg:width="25.199cm" svg:height="3.507cm" svg:x="-1.074cm" svg:y="13.088cm" presentation:class="title" presentation:user-transformed="true">
          <draw:text-box>
            <text:p>AIM 3 Wandertag</text:p>
          </draw:text-box>
        </draw:frame>
        <presentation:notes draw:style-name="dp2">
          <draw:page-thumbnail draw:style-name="gr1" draw:layer="layout" svg:width="13.968cm" svg:height="10.476cm" svg:x="3.81cm" svg:y="2.123cm" draw:page-number="32" presentation:class="page"/>
          <draw:frame presentation:style-name="pr4" draw:layer="layout" svg:width="17.271cm" svg:height="12.322cm" svg:x="2.159cm" svg:y="13.271cm" presentation:class="notes">
            <draw:text-box>
              <text:p>Ausflug zur Berlin Buzzwords – Tickets sind für alle kostenlos reserviert</text:p>
              <text:p/>
              <text:p>Wann: 6/7. Juni</text:p>
              <text:p/>
              <text:p>Gegenleistung: Ihr konzentriert Euch auf ein Thema, zu dem ihr Euch Vorträge anhört und die in der nächsten Vorlesung zusammenfasst.</text:p>
              <text:p/>
              <text:p>Außerdem führt ihr ein Interview mit einem der Speaker durch und fasst die Resultate in einer halben A4 Seite zusammen – wird dann unter Namensnennung im Blog veröffentlicht</text:p>
              <text:p/>
              <text:p>Alternativ: Paper lesen und in 14 Tagen vorstellen</text:p>
            </draw:text-box>
          </draw:frame>
        </presentation:notes>
      </draw:page>
      <draw:page draw:name="page33" draw:style-name="dp1" draw:master-page-name="Default" presentation:presentation-page-layout-name="AL4T3">
        <draw:frame presentation:style-name="pr6" draw:layer="layout" svg:width="25.199cm" svg:height="3.507cm" svg:x="1.4cm" svg:y="2.037cm" presentation:class="title" presentation:user-transformed="true">
          <draw:text-box>
            <text:p>Back-up papers</text:p>
          </draw:text-box>
        </draw:frame>
        <draw:frame presentation:style-name="pr3" draw:layer="layout" svg:width="12.296cm" svg:height="13.859cm" svg:x="1.4cm" svg:y="6.114cm" presentation:class="outline" presentation:user-transformed="true">
          <draw:text-box>
            <text:list text:style-name="L2">
              <text:list-item>
                <text:p>The Anatomy of a Search Engine</text:p>
              </text:list-item>
              <text:list-item>
                <text:p>Authoritative Sources in a Hyperlinked Environment</text:p>
              </text:list-item>
              <text:list-item>
                <text:p>Hash Kernels</text:p>
              </text:list-item>
              <text:list-item>
                <text:p>A tutorial on hidden Markov models and selected applications in ... (Rabiner)</text:p>
              </text:list-item>
              <text:list-item>
                <text:p>Logistic Regression</text:p>
              </text:list-item>
              <text:list-item>
                <text:p>Pegasos: Primal Estimated sub-GrAdient SOlver for SVM </text:p>
                <text:p/>
                <text:p/>
              </text:list-item>
            </text:list>
          </draw:text-box>
        </draw:frame>
        <draw:frame presentation:style-name="pr3" draw:layer="layout" svg:width="12.296cm" svg:height="13.859cm" svg:x="14.311cm" svg:y="6.114cm" presentation:class="outline" presentation:user-transformed="true">
          <draw:text-box>
            <text:list text:style-name="L2">
              <text:list-item>
                <text:p>PFP: Parallel FP-Growth for Query Recommendation</text:p>
              </text:list-item>
              <text:list-item>
                <text:p>Transfer Learning by Distribution Matching for Targeted Advertising</text:p>
              </text:list-item>
              <text:list-item>
                <text:p>Selected Streaming algorithms.</text:p>
              </text:list-item>
              <text:list-item>
                <text:p>SLIQ (M.Metha “SLIQ: A fast scalable classifier for data mining (1996))</text:p>
                <text:p/>
                <text:p/>
                <text:p/>
              </text:list-item>
            </text:list>
          </draw:text-box>
        </draw:frame>
        <presentation:notes draw:style-name="dp2">
          <draw:page-thumbnail draw:style-name="gr1" draw:layer="layout" svg:width="13.968cm" svg:height="10.476cm" svg:x="3.81cm" svg:y="2.123cm" draw:page-number="33" presentation:class="page"/>
          <draw:frame presentation:style-name="pr4" draw:layer="layout" svg:width="17.271cm" svg:height="12.322cm" svg:x="2.159cm" svg:y="13.271cm" presentation:class="notes">
            <draw:text-box>
              <text:p>Schwerer: Hash Kernels, PFPGrowth, Transfer Learning</text:p>
              <text:p/>
              <text:p>Mittel: SLIQ, HMM</text:p>
              <text:p/>
              <text:p>Einfach: Pagerank, HITS, Stream Algorithmen</text:p>
            </draw:text-box>
          </draw:frame>
        </presentation:notes>
      </draw:page>
      <draw:page draw:name="page34" draw:style-name="dp1" draw:master-page-name="Default" presentation:presentation-page-layout-name="AL2T1">
        <draw:frame presentation:style-name="pr6" draw:layer="layout" svg:width="25.199cm" svg:height="3.507cm" svg:x="1.4cm" svg:y="0.837cm" presentation:class="title">
          <draw:text-box>
            <text:p>Agenda – what's next</text:p>
          </draw:text-box>
        </draw:frame>
        <draw:frame presentation:style-name="pr3" draw:layer="layout" svg:width="25.199cm" svg:height="13.859cm" svg:x="1.4cm" svg:y="4.914cm" presentation:class="outline" presentation:user-transformed="true">
          <draw:text-box>
            <text:list text:style-name="L2">
              <text:list-header>
                <text:p>June 03<text:span text:style-name="T4">rd</text:span>: No lecture.</text:p>
                <text:p>June 10<text:span text:style-name="T4">th</text:span>: Presentations of interviews/reviews.</text:p>
                <text:p>June 17<text:span text:style-name="T4">th</text:span>: Classification II</text:p>
                <text:p>June 24<text:span text:style-name="T4">th</text:span>: Collaborative Filtering</text:p>
                <text:p>July 1<text:span text:style-name="T4">st</text:span>: Collaborative Filtering</text:p>
                <text:p>July 8<text:span text:style-name="T4">th</text:span>: Clustering</text:p>
                <text:p>July 15<text:span text:style-name="T4">th</text:span>: Evaluation</text:p>
              </text:list-header>
            </text:list>
          </draw:text-box>
        </draw:frame>
        <presentation:notes draw:style-name="dp2">
          <draw:page-thumbnail draw:style-name="gr1" draw:layer="layout" svg:width="13.968cm" svg:height="10.476cm" svg:x="3.81cm" svg:y="2.123cm" draw:page-number="34" presentation:class="page"/>
          <draw:frame presentation:style-name="pr4" draw:layer="layout" svg:width="17.271cm" svg:height="12.322cm" svg:x="2.159cm" svg:y="13.271cm" presentation:class="notes" presentation:placeholder="true">
            <draw:text-box/>
          </draw:frame>
        </presentation:notes>
      </draw:page>
      <draw:page draw:name="page35" draw:style-name="dp1" draw:master-page-name="Default" presentation:presentation-page-layout-name="AL2T1">
        <draw:frame presentation:style-name="pr1" draw:layer="layout" svg:width="25.199cm" svg:height="3.256cm" svg:x="1.4cm" svg:y="0.962cm" presentation:class="title">
          <draw:text-box>
            <text:p>v</text:p>
          </draw:text-box>
        </draw:frame>
        <draw:frame presentation:style-name="pr3" draw:layer="layout" svg:width="25.199cm" svg:height="13.859cm" svg:x="1.4cm" svg:y="4.914cm" presentation:class="outline" presentation:placeholder="true">
          <draw:text-box/>
        </draw:frame>
        <draw:frame draw:style-name="gr9" draw:layer="layout" svg:width="13.77cm" svg:height="6.89cm" svg:x="10.792cm" svg:y="8.986cm">
          <draw:object xlink:href="./Object 7" xlink:type="simple" xlink:show="embed" xlink:actuate="onLoad"/>
          <draw:image xlink:href="./ObjectReplacements/Object 7" xlink:type="simple" xlink:show="embed" xlink:actuate="onLoad"/>
        </draw:frame>
        <presentation:notes draw:style-name="dp2">
          <draw:page-thumbnail draw:style-name="gr1" draw:layer="layout" svg:width="13.968cm" svg:height="10.476cm" svg:x="3.81cm" svg:y="2.123cm" draw:page-number="35" presentation:class="page"/>
          <draw:frame presentation:style-name="pr4"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xmlns:grddl="http://www.w3.org/2003/g/data-view#">
    <meta:initial-creator>Isabel Drost</meta:initial-creator>
    <meta:creation-date>2011-05-22T22:26:40</meta:creation-date>
    <meta:editing-duration>PT62H04M50S</meta:editing-duration>
    <meta:editing-cycles>14</meta:editing-cycles>
    <dc:date>2011-05-27T08:50:16</dc:date>
    <meta:generator>OpenOffice.org/3.0$Unix OpenOffice.org_project/300m15$Build-9379</meta:generator>
    <meta:document-statistic meta:object-count="208"/>
  </office:meta>
</office:document-meta>
</file>

<file path=Object 1/content.xml><?xml version="1.0" encoding="utf-8"?>
<math xmlns="http://www.w3.org/1998/Math/MathML">
  <semantics>
    <mrow>
      <mrow>
        <msub>
          <mi>H</mi>
          <mi>Z</mi>
        </msub>
        <mi mathvariant="normal">=</mi>
        <mi>E</mi>
      </mrow>
      <mrow>
        <mi stretchy="false" mathvariant="normal">[</mi>
        <mrow>
          <mi>h</mi>
          <mrow>
            <mo stretchy="false">(</mo>
            <mi>Z</mi>
            <mo stretchy="false">)</mo>
          </mrow>
        </mrow>
        <mi stretchy="false" mathvariant="normal">]</mi>
      </mrow>
    </mrow>
    <annotation encoding="StarMath 5.0">H_Z = E [h(Z)] </annotation>
  </semantics>
</math>
</file>

<file path=Object 10/content.xml><?xml version="1.0" encoding="utf-8"?>
<math xmlns="http://www.w3.org/1998/Math/MathML">
  <semantics>
    <mtable>
      <mtr>
        <mtd>
          <mrow>
            <mi>P</mi>
            <mrow>
              <mrow>
                <mo stretchy="false">(</mo>
                <mrow>
                  <mi>Y</mi>
                  <mi>,</mi>
                  <mrow>
                    <mi>X</mi>
                    <mi mathvariant="normal">∣</mi>
                    <mi>h</mi>
                  </mrow>
                </mrow>
                <mo stretchy="false">)</mo>
              </mrow>
              <mi mathvariant="normal">=</mi>
              <mi>P</mi>
            </mrow>
            <mrow>
              <mo stretchy="false">(</mo>
              <mrow>
                <msub>
                  <mi>y</mi>
                  <mn>1</mn>
                </msub>
                <mn>...</mn>
                <msub>
                  <mi>y</mi>
                  <mi>n</mi>
                </msub>
                <mi>,</mi>
                <msub>
                  <mi>x</mi>
                  <mn>1</mn>
                </msub>
                <mn>...</mn>
                <mrow>
                  <msub>
                    <mi>x</mi>
                    <mi>n</mi>
                  </msub>
                  <mi mathvariant="normal">∣</mi>
                  <mi>h</mi>
                </mrow>
              </mrow>
              <mo stretchy="false">)</mo>
            </mrow>
          </mrow>
        </mtd>
      </mtr>
      <mtr>
        <mtd>
          <mrow>
            <mi>P</mi>
            <mrow>
              <mrow>
                <mo stretchy="false">(</mo>
                <mrow>
                  <mi>Y</mi>
                  <mi>,</mi>
                  <mrow>
                    <mi>X</mi>
                    <mi mathvariant="normal">∣</mi>
                    <mi>h</mi>
                  </mrow>
                </mrow>
                <mo stretchy="false">)</mo>
              </mrow>
              <mi mathvariant="normal">=</mi>
              <mrow>
                <munderover>
                  <mi mathvariant="normal">∏</mi>
                  <mrow>
                    <mi>i</mi>
                    <mi mathvariant="normal">=</mi>
                    <mn>1</mn>
                  </mrow>
                  <mi>n</mi>
                </munderover>
                <mrow>
                  <mo stretchy="false">(</mo>
                  <mrow>
                    <mi>P</mi>
                    <mrow>
                      <mo stretchy="false">(</mo>
                      <mrow>
                        <msub>
                          <mi>y</mi>
                          <mi>i</mi>
                        </msub>
                        <mi>,</mi>
                        <mrow>
                          <msub>
                            <mi>x</mi>
                            <mi>i</mi>
                          </msub>
                          <mi mathvariant="normal">∣</mi>
                          <mi>h</mi>
                        </mrow>
                      </mrow>
                      <mo stretchy="false">)</mo>
                    </mrow>
                  </mrow>
                  <mo stretchy="false">)</mo>
                </mrow>
              </mrow>
            </mrow>
          </mrow>
        </mtd>
      </mtr>
    </mtable>
    <annotation encoding="StarMath 5.0">P(Y, X divides  h) = P(y_1 ... y_n, x_1 ... x_n divides h) newline
P(Y, X divides  h) = prod from {i = 1} to n (P(y_i, x_i divides h)) </annotation>
  </semantics>
</math>
</file>

<file path=Object 11/content.xml><?xml version="1.0" encoding="utf-8"?>
<math xmlns="http://www.w3.org/1998/Math/MathML">
  <semantics>
    <mrow>
      <mi>P</mi>
      <mrow>
        <mrow>
          <mo stretchy="false">(</mo>
          <mrow>
            <msub>
              <mi>y</mi>
              <mi>i</mi>
            </msub>
            <mi>,</mi>
            <mrow>
              <msub>
                <mi>x</mi>
                <mi>i</mi>
              </msub>
              <mi mathvariant="normal">∣</mi>
              <mi>h</mi>
            </mrow>
          </mrow>
          <mo stretchy="false">)</mo>
        </mrow>
        <mi mathvariant="normal">=</mi>
        <mi>P</mi>
      </mrow>
      <mrow>
        <mrow>
          <mo stretchy="false">(</mo>
          <mrow>
            <msub>
              <mi>y</mi>
              <mi>i</mi>
            </msub>
            <mi mathvariant="normal">∣</mi>
            <mi>h</mi>
          </mrow>
          <mo stretchy="false">)</mo>
        </mrow>
        <mi mathvariant="normal">⋅</mi>
        <mi>P</mi>
      </mrow>
      <mrow>
        <mo stretchy="false">(</mo>
        <mrow>
          <mrow>
            <msub>
              <mi>x</mi>
              <mi>i</mi>
            </msub>
            <mi mathvariant="normal">∣</mi>
            <msub>
              <mi>y</mi>
              <mi>i</mi>
            </msub>
          </mrow>
          <mi>,</mi>
          <mi>h</mi>
        </mrow>
        <mo stretchy="false">)</mo>
      </mrow>
    </mrow>
    <annotation encoding="StarMath 5.0">P(y_i, x_i divides h) = P(y_i divides h) cdot P(x_i divides y_i, h)</annotation>
  </semantics>
</math>
</file>

<file path=Object 12/content.xml><?xml version="1.0" encoding="utf-8"?>
<math xmlns="http://www.w3.org/1998/Math/MathML">
  <semantics>
    <mrow>
      <mi>P</mi>
      <mrow>
        <mrow>
          <mo stretchy="false">(</mo>
          <mrow>
            <msub>
              <mi>y</mi>
              <mi>i</mi>
            </msub>
            <mi>,</mi>
            <mrow>
              <msub>
                <mi>x</mi>
                <mi>i</mi>
              </msub>
              <mi mathvariant="normal">∣</mi>
              <mi>h</mi>
            </mrow>
          </mrow>
          <mo stretchy="false">)</mo>
        </mrow>
        <mi mathvariant="normal">=</mi>
        <mi>P</mi>
      </mrow>
      <mrow>
        <mrow>
          <mo stretchy="false">(</mo>
          <mrow>
            <msub>
              <mi>y</mi>
              <mi>i</mi>
            </msub>
            <mi mathvariant="normal">∣</mi>
            <mi>h</mi>
          </mrow>
          <mo stretchy="false">)</mo>
        </mrow>
        <mi mathvariant="normal">⋅</mi>
        <mi>P</mi>
      </mrow>
      <mrow>
        <mo stretchy="false">(</mo>
        <mrow>
          <mrow>
            <msub>
              <mi>x</mi>
              <mi>i</mi>
            </msub>
            <mi mathvariant="normal">∣</mi>
            <msub>
              <mi>y</mi>
              <mi>i</mi>
            </msub>
          </mrow>
          <mi>,</mi>
          <mi>h</mi>
        </mrow>
        <mo stretchy="false">)</mo>
      </mrow>
    </mrow>
    <annotation encoding="StarMath 5.0">P(y_i, x_i divides h) = P(y_i divides h) cdot P(x_i divides y_i, h)</annotation>
  </semantics>
</math>
</file>

<file path=Object 13/content.xml><?xml version="1.0" encoding="utf-8"?>
<math xmlns="http://www.w3.org/1998/Math/MathML">
  <semantics>
    <mrow>
      <mi>P</mi>
      <mrow>
        <mrow>
          <mo stretchy="false">(</mo>
          <mrow>
            <mrow>
              <msub>
                <mi>x</mi>
                <mi>i</mi>
              </msub>
              <mi mathvariant="normal">∣</mi>
              <msub>
                <mi>y</mi>
                <mi>i</mi>
              </msub>
            </mrow>
            <mi>,</mi>
            <mi>h</mi>
          </mrow>
          <mo stretchy="false">)</mo>
        </mrow>
        <mi mathvariant="normal">=</mi>
        <mrow>
          <munderover>
            <mi mathvariant="normal">∏</mi>
            <mrow>
              <mi>j</mi>
              <mi mathvariant="normal">=</mi>
              <mn>1</mn>
            </mrow>
            <mi>m</mi>
          </munderover>
          <mi>P</mi>
        </mrow>
      </mrow>
      <mrow>
        <mo stretchy="false">(</mo>
        <mrow>
          <mrow>
            <msub>
              <mi>x</mi>
              <msub>
                <mi>i</mi>
                <mi>j</mi>
              </msub>
            </msub>
            <mi mathvariant="normal">∣</mi>
            <mi>y</mi>
          </mrow>
          <mi>,</mi>
          <mi>h</mi>
        </mrow>
        <mo stretchy="false">)</mo>
      </mrow>
    </mrow>
    <annotation encoding="StarMath 5.0">P(x_i divides y_i, h) = prod from {j = 1} to m P(x_{i_j} divides y, h)</annotation>
  </semantics>
</math>
</file>

<file path=Object 14/content.xml><?xml version="1.0" encoding="utf-8"?>
<math xmlns="http://www.w3.org/1998/Math/MathML">
  <semantics>
    <mrow>
      <mi>P</mi>
      <mrow>
        <mo stretchy="false">(</mo>
        <mrow>
          <mrow>
            <msub>
              <mi>x</mi>
              <msub>
                <mi>i</mi>
                <mi>j</mi>
              </msub>
            </msub>
            <mi mathvariant="normal">∣</mi>
            <mi>y</mi>
          </mrow>
          <mi>,</mi>
          <mi>h</mi>
        </mrow>
        <mo stretchy="false">)</mo>
      </mrow>
    </mrow>
    <annotation encoding="StarMath 5.0">P(x_{i_j} divides y, h)</annotation>
  </semantics>
</math>
</file>

<file path=Object 15/content.xml><?xml version="1.0" encoding="utf-8"?>
<math xmlns="http://www.w3.org/1998/Math/MathML">
  <semantics>
    <mrow>
      <mi>P</mi>
      <mrow>
        <mo stretchy="false">(</mo>
        <mrow>
          <msub>
            <mi>y</mi>
            <mi>i</mi>
          </msub>
          <mi mathvariant="normal">∣</mi>
          <mi>h</mi>
        </mrow>
        <mo stretchy="false">)</mo>
      </mrow>
    </mrow>
    <annotation encoding="StarMath 5.0">P(y_i divides h)</annotation>
  </semantics>
</math>
</file>

<file path=Object 2/content.xml><?xml version="1.0" encoding="utf-8"?>
<math xmlns="http://www.w3.org/1998/Math/MathML">
  <semantics>
    <mrow>
      <mrow>
        <msub>
          <mi>H</mi>
          <mi>Z</mi>
        </msub>
        <mi mathvariant="normal">=</mi>
        <mrow>
          <mi mathvariant="normal">−</mi>
          <mrow>
            <mi mathvariant="normal">∫</mi>
            <mi>p</mi>
          </mrow>
        </mrow>
      </mrow>
      <mrow>
        <mo stretchy="false">(</mo>
        <mi>z</mi>
        <mo stretchy="false">)</mo>
      </mrow>
      <mi>log</mi>
      <mrow>
        <mo stretchy="false">(</mo>
        <mrow>
          <mi>p</mi>
          <mrow>
            <mo stretchy="false">(</mo>
            <mi>z</mi>
            <mo stretchy="false">)</mo>
          </mrow>
        </mrow>
        <mo stretchy="false">)</mo>
      </mrow>
      <mi mathvariant="normal">∂</mi>
      <mi>z</mi>
    </mrow>
    <annotation encoding="StarMath 5.0">H_Z = -int p(z) log (p(z)) partial z  </annotation>
  </semantics>
</math>
</file>

<file path=Object 3/content.xml><?xml version="1.0" encoding="utf-8"?>
<math xmlns="http://www.w3.org/1998/Math/MathML">
  <semantics>
    <mrow>
      <mrow>
        <msub>
          <mi>H</mi>
          <mi>Z</mi>
        </msub>
        <mi mathvariant="normal">=</mi>
        <mrow>
          <mi mathvariant="normal">−</mi>
          <mrow>
            <mi mathvariant="normal">∑</mi>
            <mi>p</mi>
          </mrow>
        </mrow>
      </mrow>
      <mrow>
        <mo stretchy="false">(</mo>
        <mi>z</mi>
        <mo stretchy="false">)</mo>
      </mrow>
      <mi>log</mi>
      <mrow>
        <mo stretchy="false">(</mo>
        <mrow>
          <mi>p</mi>
          <mrow>
            <mo stretchy="false">(</mo>
            <mi>z</mi>
            <mo stretchy="false">)</mo>
          </mrow>
        </mrow>
        <mo stretchy="false">)</mo>
      </mrow>
    </mrow>
    <annotation encoding="StarMath 5.0">H_Z = -sum p(z) log (p(z))  </annotation>
  </semantics>
</math>
</file>

<file path=Object 4/content.xml><?xml version="1.0" encoding="utf-8"?>
<math xmlns="http://www.w3.org/1998/Math/MathML">
  <semantics>
    <mrow>
      <mrow>
        <msub>
          <mi>H</mi>
          <mrow>
            <mi>Y</mi>
            <mi mathvariant="normal">~</mi>
            <mi>D</mi>
          </mrow>
        </msub>
        <mi mathvariant="normal">=</mi>
        <mrow>
          <mi mathvariant="normal">−</mi>
          <mrow>
            <munder>
              <mi mathvariant="normal">∑</mi>
              <mrow>
                <mi>y</mi>
                <mi mathvariant="normal">∈</mi>
                <mrow>
                  <mrow>
                    <mo stretchy="false">+</mo>
                    <mn>1,</mn>
                  </mrow>
                  <mi mathvariant="normal">−</mi>
                  <mn>1</mn>
                </mrow>
              </mrow>
            </munder>
            <msub>
              <mi>p</mi>
              <mi>D</mi>
            </msub>
          </mrow>
        </mrow>
      </mrow>
      <mrow>
        <mo stretchy="false">(</mo>
        <mi>y</mi>
        <mo stretchy="false">)</mo>
      </mrow>
      <mi>log</mi>
      <mrow>
        <mo stretchy="false">(</mo>
        <mrow>
          <msub>
            <mi>p</mi>
            <mi>D</mi>
          </msub>
          <mrow>
            <mo stretchy="false">(</mo>
            <mi>y</mi>
            <mo stretchy="false">)</mo>
          </mrow>
        </mrow>
        <mo stretchy="false">)</mo>
      </mrow>
    </mrow>
    <annotation encoding="StarMath 5.0">H_{Y sim D } = -sum from {y in {+1, -1}} p_D(y) log (p_D(y))  </annotation>
  </semantics>
</math>
</file>

<file path=Object 5/content.xml><?xml version="1.0" encoding="utf-8"?>
<math xmlns="http://www.w3.org/1998/Math/MathML">
  <semantics>
    <mrow>
      <mi>E</mi>
      <mrow>
        <mrow>
          <mi stretchy="false" mathvariant="normal">[</mi>
          <msub>
            <mi>H</mi>
            <mrow>
              <mi>Y</mi>
              <mi mathvariant="normal">~</mi>
              <msub>
                <mi>D</mi>
                <mi>i</mi>
              </msub>
            </mrow>
          </msub>
          <mi stretchy="false" mathvariant="normal">]</mi>
        </mrow>
        <mi mathvariant="normal">=</mi>
        <mrow>
          <mi mathvariant="normal">−</mi>
          <mrow>
            <munderover>
              <mi mathvariant="normal">∑</mi>
              <mrow>
                <mi>i</mi>
                <mi mathvariant="normal">=</mi>
                <mn>1</mn>
              </mrow>
              <mi>k</mi>
            </munderover>
            <mrow>
              <mo stretchy="false">(</mo>
              <mfrac>
                <mrow>
                  <mi stretchy="false" mathvariant="normal">∣</mi>
                  <msub>
                    <mi>D</mi>
                    <mi>i</mi>
                  </msub>
                  <mi stretchy="false" mathvariant="normal">∣</mi>
                </mrow>
                <mrow>
                  <mi stretchy="false" mathvariant="normal">∣</mi>
                  <mi>D</mi>
                  <mi stretchy="false" mathvariant="normal">∣</mi>
                </mrow>
              </mfrac>
              <mo stretchy="false">)</mo>
            </mrow>
          </mrow>
        </mrow>
      </mrow>
      <msub>
        <mi>H</mi>
        <mrow>
          <mi>Y</mi>
          <mi mathvariant="normal">~</mi>
          <msub>
            <mi>D</mi>
            <mi>i</mi>
          </msub>
        </mrow>
      </msub>
    </mrow>
    <annotation encoding="StarMath 5.0">E [ H_{Y sim D_i } ] = -sum from {i = 1} to k ({lline D_i rline} over {lline D rline}) H_{Y sim D_i}  </annotation>
  </semantics>
</math>
</file>

<file path=Object 6/content.xml><?xml version="1.0" encoding="utf-8"?>
<math xmlns="http://www.w3.org/1998/Math/MathML">
  <semantics>
    <mrow>
      <mrow>
        <msub>
          <mi mathvariant="italic">IG</mi>
          <mrow>
            <mi>Y</mi>
            <mrow>
              <msub>
                <mi>D</mi>
                <mn>1</mn>
              </msub>
              <mn>...</mn>
              <msub>
                <mi>D</mi>
                <mi>k</mi>
              </msub>
            </mrow>
          </mrow>
        </msub>
        <mi mathvariant="normal">=</mi>
        <mrow>
          <msub>
            <mi>H</mi>
            <mrow>
              <mi>Y</mi>
              <mi mathvariant="normal">~</mi>
              <msub>
                <mi>D</mi>
                <mi>i</mi>
              </msub>
            </mrow>
          </msub>
          <mi mathvariant="normal">−</mi>
          <mi>E</mi>
        </mrow>
      </mrow>
      <mrow>
        <mi stretchy="false" mathvariant="normal">[</mi>
        <msub>
          <mi>H</mi>
          <mrow>
            <mi>Y</mi>
            <mi mathvariant="normal">~</mi>
            <msub>
              <mi>D</mi>
              <mi>i</mi>
            </msub>
          </mrow>
        </msub>
        <mi stretchy="false" mathvariant="normal">]</mi>
      </mrow>
    </mrow>
    <annotation encoding="StarMath 5.0">IG_{Y{D_1 ... D_k}} = H_ {Y sim D_i} - E [ H_{Y sim D_i } ]</annotation>
  </semantics>
</math>
</file>

<file path=Object 7/content.xml><?xml version="1.0" encoding="utf-8"?>
<!DOCTYPE math  PUBLIC '-//OpenOffice.org//DTD Modified W3C MathML 1.01//EN'  'math.dtd'>
<math:math xmlns:math="http://www.w3.org/1998/Math/MathML">
  <math:semantics>
    <math:mtable>
      <math:mtr>
        <math:mrow>
          <math:mrow>
            <math:msub>
              <math:mi math:fontstyle="italic">GR</math:mi>
              <math:mrow>
                <math:mi>Y</math:mi>
                <math:mrow>
                  <math:msub>
                    <math:mi>D</math:mi>
                    <math:mn>1</math:mn>
                  </math:msub>
                  <math:mn>...</math:mn>
                  <math:msub>
                    <math:mi>D</math:mi>
                    <math:mi>k</math:mi>
                  </math:msub>
                </math:mrow>
              </math:mrow>
            </math:msub>
            <math:mo math:stretchy="false">=</math:mo>
            <math:mi math:fontstyle="italic">IG</math:mi>
          </math:mrow>
          <math:mfrac>
            <math:msub>
              <math:mi>H</math:mi>
              <math:mrow>
                <math:mi>Y</math:mi>
                <math:mrow>
                  <math:msub>
                    <math:mi>D</math:mi>
                    <math:mn>1</math:mn>
                  </math:msub>
                  <math:mn>...</math:mn>
                  <math:msub>
                    <math:mi>D</math:mi>
                    <math:mi>k</math:mi>
                  </math:msub>
                </math:mrow>
              </math:mrow>
            </math:msub>
            <math:msub>
              <math:mi>H</math:mi>
              <math:mrow>
                <math:msub>
                  <math:mi>D</math:mi>
                  <math:mn>1</math:mn>
                </math:msub>
                <math:mn>...</math:mn>
                <math:msub>
                  <math:mi>D</math:mi>
                  <math:mi>k</math:mi>
                </math:msub>
              </math:mrow>
            </math:msub>
          </math:mfrac>
        </math:mrow>
      </math:mtr>
      <math:mtr>
        <math:mrow>
          <math:msub>
            <math:mi>H</math:mi>
            <math:mrow>
              <math:msub>
                <math:mi>D</math:mi>
                <math:mn>1</math:mn>
              </math:msub>
              <math:mn>...</math:mn>
              <math:msub>
                <math:mi>D</math:mi>
                <math:mi>k</math:mi>
              </math:msub>
            </math:mrow>
          </math:msub>
          <math:mo math:stretchy="false">=</math:mo>
          <math:mrow>
            <math:mo math:stretchy="false">−</math:mo>
            <math:mrow>
              <math:munderover>
                <math:mo math:stretchy="false">∑</math:mo>
                <math:mrow>
                  <math:mi>i</math:mi>
                  <math:mo math:stretchy="false">=</math:mo>
                  <math:mn>1</math:mn>
                </math:mrow>
                <math:mi>k</math:mi>
              </math:munderover>
              <math:mrow>
                <math:mfrac>
                  <math:mrow>
                    <math:mo math:stretchy="false">∣</math:mo>
                    <math:msub>
                      <math:mi>D</math:mi>
                      <math:mi>i</math:mi>
                    </math:msub>
                    <math:mo math:stretchy="false">∣</math:mo>
                  </math:mrow>
                  <math:mrow>
                    <math:mo math:stretchy="false">∣</math:mo>
                    <math:mi>D</math:mi>
                    <math:mo math:stretchy="false">∣</math:mo>
                  </math:mrow>
                </math:mfrac>
                <math:mi>log</math:mi>
                <math:mfrac>
                  <math:mrow>
                    <math:mo math:stretchy="false">∣</math:mo>
                    <math:msub>
                      <math:mi>D</math:mi>
                      <math:mi>i</math:mi>
                    </math:msub>
                    <math:mo math:stretchy="false">∣</math:mo>
                  </math:mrow>
                  <math:mrow>
                    <math:mo math:stretchy="false">∣</math:mo>
                    <math:mi>D</math:mi>
                    <math:mo math:stretchy="false">∣</math:mo>
                  </math:mrow>
                </math:mfrac>
              </math:mrow>
            </math:mrow>
          </math:mrow>
        </math:mrow>
      </math:mtr>
    </math:mtable>
    <math:annotation math:encoding="StarMath 5.0">GR_{Y{D_1 ... D_k}} = IG H_{Y{D_1 ... D_k}} over H_{D_1 ... D_k} newline 
H_{D_1 ... D_k} = -sum from {i = 1} to k {lline D_i rline over lline D rline log lline D_i rline over lline D rline}</math:annotation>
  </math:semantics>
</math:math>
</file>

<file path=Object 8/content.xml><?xml version="1.0" encoding="utf-8"?>
<math xmlns="http://www.w3.org/1998/Math/MathML">
  <semantics>
    <mrow>
      <mrow>
        <mi mathvariant="italic">MAP</mi>
        <mi mathvariant="normal">=</mi>
        <mi mathvariant="italic">arg</mi>
      </mrow>
      <msub>
        <mi mathvariant="italic">max</mi>
        <mi>h</mi>
      </msub>
      <mi>P</mi>
      <mrow>
        <mo stretchy="false">(</mo>
        <mi>h</mi>
        <mo stretchy="false">)</mo>
      </mrow>
      <mi>P</mi>
      <mrow>
        <mo stretchy="false">(</mo>
        <mrow>
          <mi>Y</mi>
          <mi>,</mi>
          <mrow>
            <mi>X</mi>
            <mi mathvariant="normal">∣</mi>
            <mi>h</mi>
          </mrow>
        </mrow>
        <mo stretchy="false">)</mo>
      </mrow>
    </mrow>
    <annotation encoding="StarMath 5.0">MAP = arg max_h P(h) P(Y, X divides  h) </annotation>
  </semantics>
</math>
</file>

<file path=Object 9/content.xml><?xml version="1.0" encoding="utf-8"?>
<math xmlns="http://www.w3.org/1998/Math/MathML">
  <semantics>
    <mtable>
      <mtr>
        <mtd>
          <mrow>
            <mi>P</mi>
            <mrow>
              <mrow>
                <mo stretchy="false">(</mo>
                <mrow>
                  <mi>Y</mi>
                  <mi>,</mi>
                  <mrow>
                    <mi>X</mi>
                    <mi mathvariant="normal">∣</mi>
                    <mi>h</mi>
                  </mrow>
                </mrow>
                <mo stretchy="false">)</mo>
              </mrow>
              <mi mathvariant="normal">=</mi>
              <mi>P</mi>
            </mrow>
            <mrow>
              <mo stretchy="false">(</mo>
              <mrow>
                <msub>
                  <mi>y</mi>
                  <mn>1</mn>
                </msub>
                <mn>...</mn>
                <msub>
                  <mi>y</mi>
                  <mi>n</mi>
                </msub>
                <mi>,</mi>
                <msub>
                  <mi>x</mi>
                  <mn>1</mn>
                </msub>
                <mn>...</mn>
                <mrow>
                  <msub>
                    <mi>x</mi>
                    <mi>n</mi>
                  </msub>
                  <mi mathvariant="normal">∣</mi>
                  <mi>h</mi>
                </mrow>
              </mrow>
              <mo stretchy="false">)</mo>
            </mrow>
          </mrow>
        </mtd>
      </mtr>
      <mtr>
        <mtd>
          <mrow>
            <mi>P</mi>
            <mrow>
              <mrow>
                <mo stretchy="false">(</mo>
                <mrow>
                  <mi>Y</mi>
                  <mi>,</mi>
                  <mrow>
                    <mi>X</mi>
                    <mi mathvariant="normal">∣</mi>
                    <mi>h</mi>
                  </mrow>
                </mrow>
                <mo stretchy="false">)</mo>
              </mrow>
              <mi mathvariant="normal">=</mi>
              <mrow>
                <munderover>
                  <mi mathvariant="normal">∏</mi>
                  <mrow>
                    <mi>i</mi>
                    <mi mathvariant="normal">=</mi>
                    <mn>1</mn>
                  </mrow>
                  <mi>n</mi>
                </munderover>
                <mrow>
                  <mo stretchy="false">(</mo>
                  <mrow>
                    <mi>P</mi>
                    <mrow>
                      <mo stretchy="false">(</mo>
                      <mrow>
                        <msub>
                          <mi>y</mi>
                          <mi>i</mi>
                        </msub>
                        <mi>,</mi>
                        <mrow>
                          <msub>
                            <mi>x</mi>
                            <mi>i</mi>
                          </msub>
                          <mi mathvariant="normal">∣</mi>
                          <mi>h</mi>
                        </mrow>
                      </mrow>
                      <mo stretchy="false">)</mo>
                    </mrow>
                  </mrow>
                  <mo stretchy="false">)</mo>
                </mrow>
              </mrow>
            </mrow>
          </mrow>
        </mtd>
      </mtr>
    </mtable>
    <annotation encoding="StarMath 5.0">P(Y, X divides  h) = P(y_1 ... y_n, x_1 ... x_n divides h) newline
P(Y, X divides  h) = prod from {i = 1} to n (P(y_i, x_i divides h)) </annotation>
  </semantics>
</math>
</file>